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</table:table-row>
        <table:table-row table:style-name="ro1">
          <table:table-cell/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12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09'</text:p>
          </table:table-cell>
          <table:table-cell table:number-columns-repeated="3" office:value-type="string" calcext:value-type="string">
            <text:p>Channel RSSI '-108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5" calcext:value-type="float">
            <text:p>-9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2" calcext:value-type="float">
            <text:p>-92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table:number-columns-repeated="3"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-95" calcext:value-type="float">
            <text:p>-95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number-columns-repeated="3" office:value-type="float" office:value="-97" calcext:value-type="float">
            <text:p>-9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3" calcext:value-type="float">
            <text:p>-93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4" calcext:value-type="float">
            <text:p>-94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1" calcext:value-type="float">
            <text:p>-91</text:p>
          </table:table-cell>
          <table:table-cell table:number-columns-repeated="4" office:value-type="float" office:value="-93" calcext:value-type="float">
            <text:p>-93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-94" calcext:value-type="float">
            <text:p>-94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office:value-type="float" office:value="-94" calcext:value-type="float">
            <text:p>-94</text:p>
          </table:table-cell>
          <table:table-cell office:value-type="float" office:value="-97" calcext:value-type="float">
            <text:p>-97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3" calcext:value-type="float">
            <text:p>-93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4" calcext:value-type="float">
            <text:p>-94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number-columns-repeated="4"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6" calcext:value-type="float">
            <text:p>-96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-98" calcext:value-type="float">
            <text:p>-98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92" calcext:value-type="float">
            <text:p>-92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2" calcext:value-type="float">
            <text:p>-92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7" calcext:value-type="float">
            <text:p>-97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7" calcext:value-type="float">
            <text:p>-97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2" calcext:value-type="float">
            <text:p>-92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2" calcext:value-type="float">
            <text:p>-92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table:number-columns-repeated="5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7" calcext:value-type="float">
            <text:p>-9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7" calcext:value-type="float">
            <text:p>-97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5" calcext:value-type="float">
            <text:p>-95</text:p>
          </table:table-cell>
          <table:table-cell table:number-columns-repeated="3"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number-columns-repeated="3" office:value-type="float" office:value="-97" calcext:value-type="float">
            <text:p>-9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2" calcext:value-type="float">
            <text:p>-92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4" calcext:value-type="float">
            <text:p>-94</text:p>
          </table:table-cell>
          <table:table-cell office:value-type="float" office:value="-97" calcext:value-type="float">
            <text:p>-97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4" calcext:value-type="float">
            <text:p>-94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5" calcext:value-type="float">
            <text:p>-95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table:number-columns-repeated="3"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table:number-columns-repeated="3"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5" calcext:value-type="float">
            <text:p>-95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4" calcext:value-type="float">
            <text:p>-94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2" calcext:value-type="float">
            <text:p>-92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2" calcext:value-type="float">
            <text:p>-92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-98" calcext:value-type="float">
            <text:p>-98</text:p>
          </table:table-cell>
          <table:table-cell table:number-columns-repeated="3"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  <table:table-cell office:value-type="float" office:value="-93" calcext:value-type="float">
            <text:p>-93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2" calcext:value-type="float">
            <text:p>-92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-98" calcext:value-type="float">
            <text:p>-98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9" calcext:value-type="float">
            <text:p>-99</text:p>
          </table:table-cell>
          <table:table-cell table:number-columns-repeated="3"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3" calcext:value-type="float">
            <text:p>-93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6" calcext:value-type="float">
            <text:p>-96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9" calcext:value-type="float">
            <text:p>-99</text:p>
          </table:table-cell>
          <table:table-cell table:number-columns-repeated="3" office:value-type="float" office:value="-93" calcext:value-type="float">
            <text:p>-93</text:p>
          </table:table-cell>
          <table:table-cell office:value-type="float" office:value="-97" calcext:value-type="float">
            <text:p>-97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-94" calcext:value-type="float">
            <text:p>-94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-97" calcext:value-type="float">
            <text:p>-97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-96" calcext:value-type="float">
            <text:p>-96</text:p>
          </table:table-cell>
          <table:table-cell office:value-type="float" office:value="-100" calcext:value-type="float">
            <text:p>-100</text:p>
          </table:table-cell>
          <table:table-cell office:value-type="float" office:value="-95" calcext:value-type="float">
            <text:p>-95</text:p>
          </table:table-cell>
          <table:table-cell office:value-type="float" office:value="-99" calcext:value-type="float">
            <text:p>-99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7" calcext:value-type="float">
            <text:p>-97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-95" calcext:value-type="float">
            <text:p>-95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6" calcext:value-type="float">
            <text:p>-96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-97" calcext:value-type="float">
            <text:p>-97</text:p>
          </table:table-cell>
          <table:table-cell table:number-columns-repeated="3"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4" calcext:value-type="float">
            <text:p>-94</text:p>
          </table:table-cell>
          <table:table-cell office:value-type="float" office:value="-100" calcext:value-type="float">
            <text:p>-100</text:p>
          </table:table-cell>
          <table:table-cell table:number-columns-repeated="3"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table:number-columns-repeated="3"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number-columns-repeated="2" office:value-type="float" office:value="-97" calcext:value-type="float">
            <text:p>-9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4" calcext:value-type="float">
            <text:p>-94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2" calcext:value-type="float">
            <text:p>-92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-96" calcext:value-type="float">
            <text:p>-96</text:p>
          </table:table-cell>
          <table:table-cell table:number-columns-repeated="4"/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</table:table-row>
      </table:table>
      <table:table table:name="Foglio2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</table:table-row>
        <table:table-row table:style-name="ro1">
          <table:table-cell/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07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7" calcext:value-type="float">
            <text:p>-127</text:p>
          </table:table-cell>
          <table:table-cell office:value-type="float" office:value="-124" calcext:value-type="float">
            <text:p>-124</text:p>
          </table:table-cell>
          <table:table-cell office:value-type="float" office:value="-126" calcext:value-type="float">
            <text:p>-126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26" calcext:value-type="float">
            <text:p>-126</text:p>
          </table:table-cell>
          <table:table-cell office:value-type="float" office:value="-119" calcext:value-type="float">
            <text:p>-119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-120" calcext:value-type="float">
            <text:p>-120</text:p>
          </table:table-cell>
          <table:table-cell office:value-type="float" office:value="-126" calcext:value-type="float">
            <text:p>-126</text:p>
          </table:table-cell>
          <table:table-cell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office:value-type="float" office:value="-126" calcext:value-type="float">
            <text:p>-126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-123" calcext:value-type="float">
            <text:p>-123</text:p>
          </table:table-cell>
          <table:table-cell office:value-type="float" office:value="-129" calcext:value-type="float">
            <text:p>-129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-128" calcext:value-type="float">
            <text:p>-128</text:p>
          </table:table-cell>
          <table:table-cell office:value-type="float" office:value="-123" calcext:value-type="float">
            <text:p>-123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7" calcext:value-type="float">
            <text:p>-127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 office:value-type="float" office:value="-122" calcext:value-type="float">
            <text:p>-1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 office:value-type="float" office:value="-126" calcext:value-type="float">
            <text:p>-126</text:p>
          </table:table-cell>
          <table:table-cell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7" calcext:value-type="float">
            <text:p>-127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-121" calcext:value-type="float">
            <text:p>-121</text:p>
          </table:table-cell>
          <table:table-cell table:number-columns-repeated="3"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5" calcext:value-type="float">
            <text:p>-125</text:p>
          </table:table-cell>
          <table:table-cell table:number-columns-repeated="3"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8" calcext:value-type="float">
            <text:p>-128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6" calcext:value-type="float">
            <text:p>-126</text:p>
          </table:table-cell>
          <table:table-cell office:value-type="float" office:value="-127" calcext:value-type="float">
            <text:p>-127</text:p>
          </table:table-cell>
          <table:table-cell office:value-type="float" office:value="-124" calcext:value-type="float">
            <text:p>-124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number-columns-repeated="3"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-128" calcext:value-type="float">
            <text:p>-128</text:p>
          </table:table-cell>
          <table:table-cell office:value-type="float" office:value="-125" calcext:value-type="float">
            <text:p>-125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-126" calcext:value-type="float">
            <text:p>-126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19" calcext:value-type="float">
            <text:p>-119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7" calcext:value-type="float">
            <text:p>-127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table:number-columns-repeated="3"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-119" calcext:value-type="float">
            <text:p>-119</text:p>
          </table:table-cell>
          <table:table-cell office:value-type="float" office:value="-124" calcext:value-type="float">
            <text:p>-124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-120" calcext:value-type="float">
            <text:p>-120</text:p>
          </table:table-cell>
          <table:table-cell office:value-type="float" office:value="-125" calcext:value-type="float">
            <text:p>-125</text:p>
          </table:table-cell>
          <table:table-cell office:value-type="float" office:value="-120" calcext:value-type="float">
            <text:p>-120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0" calcext:value-type="float">
            <text:p>-120</text:p>
          </table:table-cell>
          <table:table-cell office:value-type="float" office:value="-127" calcext:value-type="float">
            <text:p>-127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120" calcext:value-type="float">
            <text:p>-120</text:p>
          </table:table-cell>
          <table:table-cell office:value-type="float" office:value="-125" calcext:value-type="float">
            <text:p>-125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-126" calcext:value-type="float">
            <text:p>-126</text:p>
          </table:table-cell>
          <table:table-cell office:value-type="float" office:value="-123" calcext:value-type="float">
            <text:p>-123</text:p>
          </table:table-cell>
          <table:table-cell office:value-type="float" office:value="-120" calcext:value-type="float">
            <text:p>-120</text:p>
          </table:table-cell>
          <table:table-cell office:value-type="float" office:value="-125" calcext:value-type="float">
            <text:p>-125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-127" calcext:value-type="float">
            <text:p>-127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6" calcext:value-type="float">
            <text:p>-126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6" calcext:value-type="float">
            <text:p>-126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-121" calcext:value-type="float">
            <text:p>-121</text:p>
          </table:table-cell>
          <table:table-cell office:value-type="float" office:value="-126" calcext:value-type="float">
            <text:p>-126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7" calcext:value-type="float">
            <text:p>-127</text:p>
          </table:table-cell>
          <table:table-cell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7" calcext:value-type="float">
            <text:p>-127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7" calcext:value-type="float">
            <text:p>-127</text:p>
          </table:table-cell>
          <table:table-cell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-123" calcext:value-type="float">
            <text:p>-123</text:p>
          </table:table-cell>
          <table:table-cell office:value-type="float" office:value="-128" calcext:value-type="float">
            <text:p>-128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7" calcext:value-type="float">
            <text:p>-127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5" calcext:value-type="float">
            <text:p>-125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-119" calcext:value-type="float">
            <text:p>-119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-121" calcext:value-type="float">
            <text:p>-121</text:p>
          </table:table-cell>
          <table:table-cell office:value-type="float" office:value="-126" calcext:value-type="float">
            <text:p>-126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-122" calcext:value-type="float">
            <text:p>-122</text:p>
          </table:table-cell>
          <table:table-cell table:number-columns-repeated="2"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-119" calcext:value-type="float">
            <text:p>-119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6" calcext:value-type="float">
            <text:p>-126</text:p>
          </table:table-cell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-121" calcext:value-type="float">
            <text:p>-121</text:p>
          </table:table-cell>
          <table:table-cell office:value-type="float" office:value="-126" calcext:value-type="float">
            <text:p>-126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-124" calcext:value-type="float">
            <text:p>-124</text:p>
          </table:table-cell>
          <table:table-cell office:value-type="float" office:value="-127" calcext:value-type="float">
            <text:p>-127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7" calcext:value-type="float">
            <text:p>-127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4" calcext:value-type="float">
            <text:p>-124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 office:value-type="float" office:value="-124" calcext:value-type="float">
            <text:p>-124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7" calcext:value-type="float">
            <text:p>-127</text:p>
          </table:table-cell>
          <table:table-cell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-119" calcext:value-type="float">
            <text:p>-119</text:p>
          </table:table-cell>
          <table:table-cell office:value-type="float" office:value="-123" calcext:value-type="float">
            <text:p>-123</text:p>
          </table:table-cell>
          <table:table-cell office:value-type="float" office:value="-119" calcext:value-type="float">
            <text:p>-119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number-columns-repeated="6" office:value-type="float" office:value="-123" calcext:value-type="float">
            <text:p>-123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119" calcext:value-type="float">
            <text:p>-119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-119" calcext:value-type="float">
            <text:p>-119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5" calcext:value-type="float">
            <text:p>-125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0" calcext:value-type="float">
            <text:p>-120</text:p>
          </table:table-cell>
          <table:table-cell table:number-columns-repeated="3" office:value-type="float" office:value="-123" calcext:value-type="float">
            <text:p>-123</text:p>
          </table:table-cell>
          <table:table-cell table:number-columns-repeated="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-123" calcext:value-type="float">
            <text:p>-123</text:p>
          </table:table-cell>
          <table:table-cell table:number-columns-repeated="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 office:value-type="float" office:value="-124" calcext:value-type="float">
            <text:p>-124</text:p>
          </table:table-cell>
          <table:table-cell office:value-type="float" office:value="-128" calcext:value-type="float">
            <text:p>-128</text:p>
          </table:table-cell>
          <table:table-cell table:number-columns-repeated="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 office:value-type="float" office:value="-120" calcext:value-type="float">
            <text:p>-120</text:p>
          </table:table-cell>
          <table:table-cell office:value-type="float" office:value="-126" calcext:value-type="float">
            <text:p>-126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table:number-columns-repeated="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 office:value-type="float" office:value="-121" calcext:value-type="float">
            <text:p>-121</text:p>
          </table:table-cell>
          <table:table-cell table:number-columns-repeated="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 table:number-columns-repeated="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table:number-columns-repeated="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 table:number-columns-repeated="2" office:value-type="float" office:value="-123" calcext:value-type="float">
            <text:p>-123</text:p>
          </table:table-cell>
          <table:table-cell table:number-columns-repeated="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 table:number-columns-repeated="2" office:value-type="float" office:value="-124" calcext:value-type="float">
            <text:p>-124</text:p>
          </table:table-cell>
          <table:table-cell table:number-columns-repeated="2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-120" calcext:value-type="float">
            <text:p>-120</text:p>
          </table:table-cell>
          <table:table-cell office:value-type="float" office:value="-127" calcext:value-type="float">
            <text:p>-127</text:p>
          </table:table-cell>
          <table:table-cell office:value-type="float" office:value="-120" calcext:value-type="float">
            <text:p>-120</text:p>
          </table:table-cell>
          <table:table-cell office:value-type="float" office:value="-125" calcext:value-type="float">
            <text:p>-125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table:number-columns-repeated="2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table:number-columns-repeated="2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-120" calcext:value-type="float">
            <text:p>-120</text:p>
          </table:table-cell>
          <table:table-cell office:value-type="float" office:value="-125" calcext:value-type="float">
            <text:p>-125</text:p>
          </table:table-cell>
          <table:table-cell office:value-type="float" office:value="-120" calcext:value-type="float">
            <text:p>-120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table:number-columns-repeated="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-126" calcext:value-type="float">
            <text:p>-126</text:p>
          </table:table-cell>
          <table:table-cell office:value-type="float" office:value="-127" calcext:value-type="float">
            <text:p>-127</text:p>
          </table:table-cell>
          <table:table-cell office:value-type="float" office:value="-119" calcext:value-type="float">
            <text:p>-119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 table:number-columns-repeated="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19" calcext:value-type="float">
            <text:p>-119</text:p>
          </table:table-cell>
          <table:table-cell office:value-type="float" office:value="-126" calcext:value-type="float">
            <text:p>-126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 table:number-columns-repeated="2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-123" calcext:value-type="float">
            <text:p>-123</text:p>
          </table:table-cell>
          <table:table-cell/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 table:number-columns-repeated="2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-125" calcext:value-type="float">
            <text:p>-125</text:p>
          </table:table-cell>
          <table:table-cell table:number-columns-repeated="7"/>
        </table:table-row>
      </table:table>
      <table:table table:name="Foglio3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</table:table-row>
        <table:table-row table:style-name="ro1">
          <table:table-cell/>
          <table:table-cell office:value-type="string" calcext:value-type="string">
            <text:p>Channel RSSI '-115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17'</text:p>
          </table:table-cell>
          <table:table-cell office:value-type="string" calcext:value-type="string">
            <text:p>Channel RSSI '-109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05'</text:p>
          </table:table-cell>
          <table:table-cell office:value-type="string" calcext:value-type="string">
            <text:p>Channel RSSI '-109'</text:p>
          </table:table-cell>
          <table:table-cell table:number-columns-repeated="2" office:value-type="string" calcext:value-type="string">
            <text:p>Channel RSSI '-107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23" calcext:value-type="float">
            <text:p>-123</text:p>
          </table:table-cell>
          <table:table-cell office:value-type="float" office:value="-119" calcext:value-type="float">
            <text:p>-119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4" calcext:value-type="float">
            <text:p>-114</text:p>
          </table:table-cell>
          <table:table-cell office:value-type="float" office:value="-121" calcext:value-type="float">
            <text:p>-121</text:p>
          </table:table-cell>
          <table:table-cell office:value-type="float" office:value="-126" calcext:value-type="float">
            <text:p>-126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2" calcext:value-type="float">
            <text:p>-112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-114" calcext:value-type="float">
            <text:p>-114</text:p>
          </table:table-cell>
          <table:table-cell office:value-type="float" office:value="-115" calcext:value-type="float">
            <text:p>-115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  <table:table-cell office:value-type="float" office:value="-124" calcext:value-type="float">
            <text:p>-124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6" calcext:value-type="float">
            <text:p>-116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-113" calcext:value-type="float">
            <text:p>-113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6" calcext:value-type="float">
            <text:p>-116</text:p>
          </table:table-cell>
          <table:table-cell office:value-type="float" office:value="-118" calcext:value-type="float">
            <text:p>-118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5" calcext:value-type="float">
            <text:p>-115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office:value-type="float" office:value="-118" calcext:value-type="float">
            <text:p>-118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7" calcext:value-type="float">
            <text:p>-117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123" calcext:value-type="float">
            <text:p>-123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6" calcext:value-type="float">
            <text:p>-116</text:p>
          </table:table-cell>
          <table:table-cell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6" calcext:value-type="float">
            <text:p>-116</text:p>
          </table:table-cell>
          <table:table-cell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18" calcext:value-type="float">
            <text:p>-118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121" calcext:value-type="float">
            <text:p>-121</text:p>
          </table:table-cell>
          <table:table-cell office:value-type="float" office:value="-118" calcext:value-type="float">
            <text:p>-118</text:p>
          </table:table-cell>
          <table:table-cell office:value-type="float" office:value="-122" calcext:value-type="float">
            <text:p>-122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122" calcext:value-type="float">
            <text:p>-122</text:p>
          </table:table-cell>
          <table:table-cell office:value-type="float" office:value="-118" calcext:value-type="float">
            <text:p>-118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9" calcext:value-type="float">
            <text:p>-119</text:p>
          </table:table-cell>
          <table:table-cell office:value-type="float" office:value="-118" calcext:value-type="float">
            <text:p>-118</text:p>
          </table:table-cell>
          <table:table-cell office:value-type="float" office:value="-122" calcext:value-type="float">
            <text:p>-122</text:p>
          </table:table-cell>
          <table:table-cell office:value-type="float" office:value="-118" calcext:value-type="float">
            <text:p>-118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9" calcext:value-type="float">
            <text:p>-119</text:p>
          </table:table-cell>
          <table:table-cell office:value-type="float" office:value="-118" calcext:value-type="float">
            <text:p>-118</text:p>
          </table:table-cell>
          <table:table-cell office:value-type="float" office:value="-122" calcext:value-type="float">
            <text:p>-122</text:p>
          </table:table-cell>
          <table:table-cell office:value-type="float" office:value="-118" calcext:value-type="float">
            <text:p>-118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8" calcext:value-type="float">
            <text:p>-118</text:p>
          </table:table-cell>
          <table:table-cell office:value-type="float" office:value="-117" calcext:value-type="float">
            <text:p>-117</text:p>
          </table:table-cell>
          <table:table-cell office:value-type="float" office:value="-124" calcext:value-type="float">
            <text:p>-124</text:p>
          </table:table-cell>
          <table:table-cell office:value-type="float" office:value="-118" calcext:value-type="float">
            <text:p>-118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office:value-type="float" office:value="-117" calcext:value-type="float">
            <text:p>-117</text:p>
          </table:table-cell>
          <table:table-cell office:value-type="float" office:value="-121" calcext:value-type="float">
            <text:p>-121</text:p>
          </table:table-cell>
          <table:table-cell office:value-type="float" office:value="-118" calcext:value-type="float">
            <text:p>-118</text:p>
          </table:table-cell>
          <table:table-cell table:number-columns-repeated="2" office:value-type="float" office:value="-120" calcext:value-type="float">
            <text:p>-120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4" calcext:value-type="float">
            <text:p>-114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123" calcext:value-type="float">
            <text:p>-123</text:p>
          </table:table-cell>
          <table:table-cell office:value-type="float" office:value="-117" calcext:value-type="float">
            <text:p>-117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14" calcext:value-type="float">
            <text:p>-114</text:p>
          </table:table-cell>
          <table:table-cell table:number-columns-repeated="2" office:value-type="float" office:value="-117" calcext:value-type="float">
            <text:p>-117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121" calcext:value-type="float">
            <text:p>-121</text:p>
          </table:table-cell>
          <table:table-cell office:value-type="float" office:value="-117" calcext:value-type="float">
            <text:p>-117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  <table:table-cell table:number-columns-repeated="2" office:value-type="float" office:value="-120" calcext:value-type="float">
            <text:p>-120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office:value-type="float" office:value="-118" calcext:value-type="float">
            <text:p>-118</text:p>
          </table:table-cell>
          <table:table-cell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20" calcext:value-type="float">
            <text:p>-120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4" calcext:value-type="float">
            <text:p>-114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119" calcext:value-type="float">
            <text:p>-119</text:p>
          </table:table-cell>
          <table:table-cell office:value-type="float" office:value="-118" calcext:value-type="float">
            <text:p>-118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8" calcext:value-type="float">
            <text:p>-118</text:p>
          </table:table-cell>
          <table:table-cell office:value-type="float" office:value="-119" calcext:value-type="float">
            <text:p>-119</text:p>
          </table:table-cell>
          <table:table-cell office:value-type="float" office:value="-118" calcext:value-type="float">
            <text:p>-118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118" calcext:value-type="float">
            <text:p>-118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table:number-columns-repeated="2" office:value-type="float" office:value="-117" calcext:value-type="float">
            <text:p>-117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8" calcext:value-type="float">
            <text:p>-118</text:p>
          </table:table-cell>
          <table:table-cell table:number-columns-repeated="2" office:value-type="float" office:value="-117" calcext:value-type="float">
            <text:p>-117</text:p>
          </table:table-cell>
          <table:table-cell office:value-type="float" office:value="-119" calcext:value-type="float">
            <text:p>-119</text:p>
          </table:table-cell>
          <table:table-cell office:value-type="float" office:value="-122" calcext:value-type="float">
            <text:p>-122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7" calcext:value-type="float">
            <text:p>-117</text:p>
          </table:table-cell>
          <table:table-cell office:value-type="float" office:value="-118" calcext:value-type="float">
            <text:p>-118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7" calcext:value-type="float">
            <text:p>-117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8" calcext:value-type="float">
            <text:p>-118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office:value-type="float" office:value="-114" calcext:value-type="float">
            <text:p>-114</text:p>
          </table:table-cell>
          <table:table-cell table:number-columns-repeated="2" office:value-type="float" office:value="-117" calcext:value-type="float">
            <text:p>-117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7" calcext:value-type="float">
            <text:p>-117</text:p>
          </table:table-cell>
          <table:table-cell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office:value-type="float" office:value="-117" calcext:value-type="float">
            <text:p>-117</text:p>
          </table:table-cell>
          <table:table-cell office:value-type="float" office:value="-118" calcext:value-type="float">
            <text:p>-118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7" calcext:value-type="float">
            <text:p>-117</text:p>
          </table:table-cell>
          <table:table-cell office:value-type="float" office:value="-118" calcext:value-type="float">
            <text:p>-118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8" calcext:value-type="float">
            <text:p>-118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-114" calcext:value-type="float">
            <text:p>-114</text:p>
          </table:table-cell>
          <table:table-cell office:value-type="float" office:value="-119" calcext:value-type="float">
            <text:p>-119</text:p>
          </table:table-cell>
          <table:table-cell office:value-type="float" office:value="-113" calcext:value-type="float">
            <text:p>-113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9" calcext:value-type="float">
            <text:p>-119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-114" calcext:value-type="float">
            <text:p>-114</text:p>
          </table:table-cell>
          <table:table-cell office:value-type="float" office:value="-119" calcext:value-type="float">
            <text:p>-119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table:number-columns-repeated="2" office:value-type="float" office:value="-120" calcext:value-type="float">
            <text:p>-120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8" calcext:value-type="float">
            <text:p>-118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9" calcext:value-type="float">
            <text:p>-119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-121" calcext:value-type="float">
            <text:p>-121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-115" calcext:value-type="float">
            <text:p>-115</text:p>
          </table:table-cell>
          <table:table-cell office:value-type="float" office:value="-119" calcext:value-type="float">
            <text:p>-119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office:value-type="float" office:value="-118" calcext:value-type="float">
            <text:p>-118</text:p>
          </table:table-cell>
          <table:table-cell office:value-type="float" office:value="-119" calcext:value-type="float">
            <text:p>-119</text:p>
          </table:table-cell>
          <table:table-cell office:value-type="float" office:value="-118" calcext:value-type="float">
            <text:p>-118</text:p>
          </table:table-cell>
          <table:table-cell table:number-columns-repeated="3" office:value-type="float" office:value="-121" calcext:value-type="float">
            <text:p>-121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8" calcext:value-type="float">
            <text:p>-118</text:p>
          </table:table-cell>
          <table:table-cell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office:value-type="float" office:value="-118" calcext:value-type="float">
            <text:p>-118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table:number-columns-repeated="3" office:value-type="float" office:value="-119" calcext:value-type="float">
            <text:p>-119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office:value-type="float" office:value="-118" calcext:value-type="float">
            <text:p>-118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table:number-columns-repeated="3"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4" calcext:value-type="float">
            <text:p>-114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 office:value-type="float" office:value="-122" calcext:value-type="float">
            <text:p>-122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  <table:table-cell table:number-columns-repeated="2" office:value-type="float" office:value="-121" calcext:value-type="float">
            <text:p>-121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1" calcext:value-type="float">
            <text:p>-121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1" calcext:value-type="float">
            <text:p>-121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1" calcext:value-type="float">
            <text:p>-121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-113" calcext:value-type="float">
            <text:p>-113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1" calcext:value-type="float">
            <text:p>-121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9" calcext:value-type="float">
            <text:p>-119</text:p>
          </table:table-cell>
          <table:table-cell table:number-columns-repeated="2" office:value-type="float" office:value="-120" calcext:value-type="float">
            <text:p>-120</text:p>
          </table:table-cell>
          <table:table-cell table:number-columns-repeated="2" office:value-type="float" office:value="-121" calcext:value-type="float">
            <text:p>-121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8" calcext:value-type="float">
            <text:p>-118</text:p>
          </table:table-cell>
          <table:table-cell office:value-type="float" office:value="-119" calcext:value-type="float">
            <text:p>-119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7" calcext:value-type="float">
            <text:p>-117</text:p>
          </table:table-cell>
          <table:table-cell office:value-type="float" office:value="-123" calcext:value-type="float">
            <text:p>-123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2" calcext:value-type="float">
            <text:p>-112</text:p>
          </table:table-cell>
          <table:table-cell office:value-type="float" office:value="-117" calcext:value-type="float">
            <text:p>-117</text:p>
          </table:table-cell>
          <table:table-cell office:value-type="float" office:value="-119" calcext:value-type="float">
            <text:p>-119</text:p>
          </table:table-cell>
          <table:table-cell table:number-columns-repeated="4" office:value-type="float" office:value="-122" calcext:value-type="float">
            <text:p>-122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office:value-type="float" office:value="-119" calcext:value-type="float">
            <text:p>-119</text:p>
          </table:table-cell>
          <table:table-cell office:value-type="float" office:value="-122" calcext:value-type="float">
            <text:p>-122</text:p>
          </table:table-cell>
          <table:table-cell office:value-type="float" office:value="-119" calcext:value-type="float">
            <text:p>-119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4" calcext:value-type="float">
            <text:p>-114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9" calcext:value-type="float">
            <text:p>-119</text:p>
          </table:table-cell>
          <table:table-cell office:value-type="float" office:value="-118" calcext:value-type="float">
            <text:p>-118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-115" calcext:value-type="float">
            <text:p>-115</text:p>
          </table:table-cell>
          <table:table-cell office:value-type="float" office:value="-119" calcext:value-type="float">
            <text:p>-119</text:p>
          </table:table-cell>
          <table:table-cell office:value-type="float" office:value="-114" calcext:value-type="float">
            <text:p>-114</text:p>
          </table:table-cell>
          <table:table-cell table:number-columns-repeated="3" office:value-type="float" office:value="-119" calcext:value-type="float">
            <text:p>-119</text:p>
          </table:table-cell>
          <table:table-cell table:number-columns-repeated="2"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19" calcext:value-type="float">
            <text:p>-119</text:p>
          </table:table-cell>
          <table:table-cell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2" calcext:value-type="float">
            <text:p>-112</text:p>
          </table:table-cell>
          <table:table-cell table:number-columns-repeated="5" office:value-type="float" office:value="-119" calcext:value-type="float">
            <text:p>-119</text:p>
          </table:table-cell>
          <table:table-cell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  <table:table-cell table:number-columns-repeated="3" office:value-type="float" office:value="-119" calcext:value-type="float">
            <text:p>-119</text:p>
          </table:table-cell>
          <table:table-cell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3"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2" calcext:value-type="float">
            <text:p>-112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18" calcext:value-type="float">
            <text:p>-118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-116" calcext:value-type="float">
            <text:p>-116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18" calcext:value-type="float">
            <text:p>-118</text:p>
          </table:table-cell>
          <table:table-cell office:value-type="float" office:value="-122" calcext:value-type="float">
            <text:p>-122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4" calcext:value-type="float">
            <text:p>-114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118" calcext:value-type="float">
            <text:p>-118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117" calcext:value-type="float">
            <text:p>-117</text:p>
          </table:table-cell>
          <table:table-cell office:value-type="float" office:value="-122" calcext:value-type="float">
            <text:p>-122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-114" calcext:value-type="float">
            <text:p>-114</text:p>
          </table:table-cell>
          <table:table-cell office:value-type="float" office:value="-115" calcext:value-type="float">
            <text:p>-115</text:p>
          </table:table-cell>
          <table:table-cell office:value-type="float" office:value="-114" calcext:value-type="float">
            <text:p>-114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8" calcext:value-type="float">
            <text:p>-118</text:p>
          </table:table-cell>
          <table:table-cell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-115" calcext:value-type="float">
            <text:p>-115</text:p>
          </table:table-cell>
          <table:table-cell office:value-type="float" office:value="-119" calcext:value-type="float">
            <text:p>-119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-116" calcext:value-type="float">
            <text:p>-116</text:p>
          </table:table-cell>
          <table:table-cell office:value-type="float" office:value="-119" calcext:value-type="float">
            <text:p>-119</text:p>
          </table:table-cell>
          <table:table-cell office:value-type="float" office:value="-114" calcext:value-type="float">
            <text:p>-114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8" calcext:value-type="float">
            <text:p>-118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office:value-type="float" office:value="-118" calcext:value-type="float">
            <text:p>-118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8" calcext:value-type="float">
            <text:p>-118</text:p>
          </table:table-cell>
          <table:table-cell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  <table:table-cell table:number-columns-repeated="2"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-119" calcext:value-type="float">
            <text:p>-119</text:p>
          </table:table-cell>
          <table:table-cell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12" calcext:value-type="float">
            <text:p>-112</text:p>
          </table:table-cell>
          <table:table-cell table:number-columns-repeated="3"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-113" calcext:value-type="float">
            <text:p>-113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18" calcext:value-type="float">
            <text:p>-118</text:p>
          </table:table-cell>
          <table:table-cell office:value-type="float" office:value="-124" calcext:value-type="float">
            <text:p>-124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8" calcext:value-type="float">
            <text:p>-118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122" calcext:value-type="float">
            <text:p>-122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office:value-type="float" office:value="-119" calcext:value-type="float">
            <text:p>-119</text:p>
          </table:table-cell>
          <table:table-cell office:value-type="float" office:value="-117" calcext:value-type="float">
            <text:p>-117</text:p>
          </table:table-cell>
          <table:table-cell office:value-type="float" office:value="-121" calcext:value-type="float">
            <text:p>-121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office:value-type="float" office:value="-118" calcext:value-type="float">
            <text:p>-118</text:p>
          </table:table-cell>
          <table:table-cell office:value-type="float" office:value="-120" calcext:value-type="float">
            <text:p>-120</text:p>
          </table:table-cell>
          <table:table-cell office:value-type="float" office:value="-117" calcext:value-type="float">
            <text:p>-117</text:p>
          </table:table-cell>
          <table:table-cell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-114" calcext:value-type="float">
            <text:p>-114</text:p>
          </table:table-cell>
          <table:table-cell/>
          <table:table-cell office:value-type="float" office:value="-113" calcext:value-type="float">
            <text:p>-113</text:p>
          </table:table-cell>
          <table:table-cell office:value-type="float" office:value="-117" calcext:value-type="float">
            <text:p>-117</text:p>
          </table:table-cell>
          <table:table-cell office:value-type="float" office:value="-119" calcext:value-type="float">
            <text:p>-119</text:p>
          </table:table-cell>
          <table:table-cell office:value-type="float" office:value="-118" calcext:value-type="float">
            <text:p>-118</text:p>
          </table:table-cell>
          <table:table-cell office:value-type="float" office:value="-121" calcext:value-type="float">
            <text:p>-121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-115" calcext:value-type="float">
            <text:p>-115</text:p>
          </table:table-cell>
          <table:table-cell table:number-columns-repeated="4"/>
          <table:table-cell office:value-type="float" office:value="-118" calcext:value-type="float">
            <text:p>-118</text:p>
          </table:table-cell>
          <table:table-cell office:value-type="float" office:value="-120" calcext:value-type="float">
            <text:p>-120</text:p>
          </table:table-cell>
          <table:table-cell office:value-type="float" office:value="-117" calcext:value-type="float">
            <text:p>-117</text:p>
          </table:table-cell>
          <table:table-cell/>
        </table:table-row>
      </table:table>
      <table:table table:name="Foglio4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</table:table-row>
        <table:table-row table:style-name="ro1">
          <table:table-cell/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15'</text:p>
          </table:table-cell>
          <table:table-cell table:number-columns-repeated="2" office:value-type="string" calcext:value-type="string">
            <text:p>Channel RSSI '-108'</text:p>
          </table:table-cell>
          <table:table-cell office:value-type="string" calcext:value-type="string">
            <text:p>Channel RSSI '-107'</text:p>
          </table:table-cell>
          <table:table-cell office:value-type="string" calcext:value-type="string">
            <text:p>Channel RSSI '-110'</text:p>
          </table:table-cell>
          <table:table-cell table:number-columns-repeated="2" office:value-type="string" calcext:value-type="string">
            <text:p>Channel RSSI '-102'</text:p>
          </table:table-cell>
          <table:table-cell office:value-type="string" calcext:value-type="string">
            <text:p>Channel RSSI '-108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-99" calcext:value-type="float">
            <text:p>-99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5" calcext:value-type="float">
            <text:p>-95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number-columns-repeated="4"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-99" calcext:value-type="float">
            <text:p>-99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99" calcext:value-type="float">
            <text:p>-9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-101" calcext:value-type="float">
            <text:p>-101</text:p>
          </table:table-cell>
          <table:table-cell table:number-columns-repeated="3" office:value-type="float" office:value="-99" calcext:value-type="float">
            <text:p>-99</text:p>
          </table:table-cell>
          <table:table-cell table:number-columns-repeated="3" office:value-type="float" office:value="-97" calcext:value-type="float">
            <text:p>-97</text:p>
          </table:table-cell>
          <table:table-cell table:number-columns-repeated="3" office:value-type="float" office:value="-96" calcext:value-type="float">
            <text:p>-96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-102" calcext:value-type="float">
            <text:p>-102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-102" calcext:value-type="float">
            <text:p>-102</text:p>
          </table:table-cell>
          <table:table-cell table:number-columns-repeated="3"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-102" calcext:value-type="float">
            <text:p>-102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-102" calcext:value-type="float">
            <text:p>-102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5" calcext:value-type="float">
            <text:p>-95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-100" calcext:value-type="float">
            <text:p>-100</text:p>
          </table:table-cell>
          <table:table-cell table:number-columns-repeated="3"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5" office:value-type="float" office:value="-96" calcext:value-type="float">
            <text:p>-96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table:number-columns-repeated="3"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table:number-columns-repeated="4" office:value-type="float" office:value="-97" calcext:value-type="float">
            <text:p>-97</text:p>
          </table:table-cell>
          <table:table-cell table:number-columns-repeated="2" office:value-type="float" office:value="-95" calcext:value-type="float">
            <text:p>-95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97" calcext:value-type="float">
            <text:p>-97</text:p>
          </table:table-cell>
          <table:table-cell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  <table:table-cell office:value-type="float" office:value="-97" calcext:value-type="float">
            <text:p>-97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5" calcext:value-type="float">
            <text:p>-95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-102" calcext:value-type="float">
            <text:p>-102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-101" calcext:value-type="float">
            <text:p>-101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5" calcext:value-type="float">
            <text:p>-95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-100" calcext:value-type="float">
            <text:p>-100</text:p>
          </table:table-cell>
          <table:table-cell table:number-columns-repeated="3"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-99" calcext:value-type="float">
            <text:p>-99</text:p>
          </table:table-cell>
          <table:table-cell table:number-columns-repeated="4"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table:number-columns-repeated="3" office:value-type="float" office:value="-96" calcext:value-type="float">
            <text:p>-96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table:number-columns-repeated="3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table:number-columns-repeated="3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4" calcext:value-type="float">
            <text:p>-94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-101" calcext:value-type="float">
            <text:p>-101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9" calcext:value-type="float">
            <text:p>-99</text:p>
          </table:table-cell>
          <table:table-cell table:number-columns-repeated="3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table:number-columns-repeated="3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9" calcext:value-type="float">
            <text:p>-9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99" calcext:value-type="float">
            <text:p>-99</text:p>
          </table:table-cell>
          <table:table-cell table:number-columns-repeated="2"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5" calcext:value-type="float">
            <text:p>-95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8" calcext:value-type="float">
            <text:p>-98</text:p>
          </table:table-cell>
          <table:table-cell table:number-columns-repeated="4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-102" calcext:value-type="float">
            <text:p>-102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table:number-columns-repeated="4" office:value-type="float" office:value="-97" calcext:value-type="float">
            <text:p>-9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8" calcext:value-type="float">
            <text:p>-98</text:p>
          </table:table-cell>
          <table:table-cell table:number-columns-repeated="3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table:number-columns-repeated="3"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99" calcext:value-type="float">
            <text:p>-99</text:p>
          </table:table-cell>
          <table:table-cell table:number-columns-repeated="4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3" office:value-type="float" office:value="-95" calcext:value-type="float">
            <text:p>-95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-101" calcext:value-type="float">
            <text:p>-101</text:p>
          </table:table-cell>
          <table:table-cell table:number-columns-repeated="3"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3"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table:number-columns-repeated="3"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9" calcext:value-type="float">
            <text:p>-99</text:p>
          </table:table-cell>
          <table:table-cell table:number-columns-repeated="2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3" office:value-type="float" office:value="-95" calcext:value-type="float">
            <text:p>-95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5" calcext:value-type="float">
            <text:p>-95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table:number-columns-repeated="3" office:value-type="float" office:value="-96" calcext:value-type="float">
            <text:p>-96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-101" calcext:value-type="float">
            <text:p>-101</text:p>
          </table:table-cell>
          <table:table-cell table:number-columns-repeated="3" office:value-type="float" office:value="-99" calcext:value-type="float">
            <text:p>-9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3" office:value-type="float" office:value="-95" calcext:value-type="float">
            <text:p>-95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-101" calcext:value-type="float">
            <text:p>-101</text:p>
          </table:table-cell>
          <table:table-cell/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3" office:value-type="float" office:value="-96" calcext:value-type="float">
            <text:p>-96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-101" calcext:value-type="float">
            <text:p>-101</text:p>
          </table:table-cell>
          <table:table-cell table:number-columns-repeated="4"/>
          <table:table-cell table:number-columns-repeated="2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</table:table-row>
      </table:table>
      <table:table table:name="Foglio5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</table:table-row>
        <table:table-row table:style-name="ro1">
          <table:table-cell/>
          <table:table-cell office:value-type="string" calcext:value-type="string">
            <text:p>Channel RSSI '-109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09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08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8" calcext:value-type="float">
            <text:p>-108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-109" calcext:value-type="float">
            <text:p>-109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-107" calcext:value-type="float">
            <text:p>-107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-105" calcext:value-type="float">
            <text:p>-10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-106" calcext:value-type="float">
            <text:p>-106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-107" calcext:value-type="float">
            <text:p>-107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-109" calcext:value-type="float">
            <text:p>-109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-103" calcext:value-type="float">
            <text:p>-103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-104" calcext:value-type="float">
            <text:p>-104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2" calcext:value-type="float">
            <text:p>-92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number-columns-repeated="2" office:value-type="float" office:value="-95" calcext:value-type="float">
            <text:p>-9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table:number-columns-repeated="2" office:value-type="float" office:value="-90" calcext:value-type="float">
            <text:p>-90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table:number-columns-repeated="2" office:value-type="float" office:value="-90" calcext:value-type="float">
            <text:p>-90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number-columns-repeated="2" office:value-type="float" office:value="-95" calcext:value-type="float">
            <text:p>-95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0" calcext:value-type="float">
            <text:p>-90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3" calcext:value-type="float">
            <text:p>-93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number-columns-repeated="3"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number-columns-repeated="3" office:value-type="float" office:value="-94" calcext:value-type="float">
            <text:p>-94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number-columns-repeated="2" office:value-type="float" office:value="-95" calcext:value-type="float">
            <text:p>-9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number-columns-repeated="2" office:value-type="float" office:value="-95" calcext:value-type="float">
            <text:p>-95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number-columns-repeated="2" office:value-type="float" office:value="-95" calcext:value-type="float">
            <text:p>-9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number-columns-repeated="2" office:value-type="float" office:value="-95" calcext:value-type="float">
            <text:p>-95</text:p>
          </table:table-cell>
          <table:table-cell table:number-columns-repeated="2" office:value-type="float" office:value="-93" calcext:value-type="float">
            <text:p>-93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number-columns-repeated="3"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number-columns-repeated="3"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-94" calcext:value-type="float">
            <text:p>-94</text:p>
          </table:table-cell>
          <table:table-cell/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-95" calcext:value-type="float">
            <text:p>-95</text:p>
          </table:table-cell>
          <table:table-cell table:number-columns-repeated="4"/>
          <table:table-cell office:value-type="float" office:value="-90" calcext:value-type="float">
            <text:p>-90</text:p>
          </table:table-cell>
        </table:table-row>
      </table:table>
      <table:table table:name="Foglio6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</table:table-row>
        <table:table-row table:style-name="ro1">
          <table:table-cell/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15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09'</text:p>
          </table:table-cell>
          <table:table-cell table:number-columns-repeated="3" office:value-type="string" calcext:value-type="string">
            <text:p>Channel RSSI '-107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09" calcext:value-type="float">
            <text:p>-109</text:p>
          </table:table-cell>
          <table:table-cell table:number-columns-repeated="2" office:value-type="float" office:value="-107" calcext:value-type="float">
            <text:p>-107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-110" calcext:value-type="float">
            <text:p>-110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-110" calcext:value-type="float">
            <text:p>-110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table:number-columns-repeated="3" office:value-type="float" office:value="-105" calcext:value-type="float">
            <text:p>-105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number-columns-repeated="2" office:value-type="float" office:value="-109" calcext:value-type="float">
            <text:p>-109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-108" calcext:value-type="float">
            <text:p>-108</text:p>
          </table:table-cell>
          <table:table-cell office:value-type="float" office:value="-112" calcext:value-type="float">
            <text:p>-112</text:p>
          </table:table-cell>
          <table:table-cell office:value-type="float" office:value="-106" calcext:value-type="float">
            <text:p>-106</text:p>
          </table:table-cell>
          <table:table-cell table:number-columns-repeated="4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-108" calcext:value-type="float">
            <text:p>-108</text:p>
          </table:table-cell>
          <table:table-cell office:value-type="float" office:value="-106" calcext:value-type="float">
            <text:p>-106</text:p>
          </table:table-cell>
          <table:table-cell table:number-columns-repeated="6" office:value-type="float" office:value="-105" calcext:value-type="float">
            <text:p>-105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12" calcext:value-type="float">
            <text:p>-112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5" calcext:value-type="float">
            <text:p>-105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-111" calcext:value-type="float">
            <text:p>-111</text:p>
          </table:table-cell>
          <table:table-cell office:value-type="float" office:value="-108" calcext:value-type="float">
            <text:p>-108</text:p>
          </table:table-cell>
          <table:table-cell office:value-type="float" office:value="-106" calcext:value-type="float">
            <text:p>-106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4" calcext:value-type="float">
            <text:p>-104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-110" calcext:value-type="float">
            <text:p>-110</text:p>
          </table:table-cell>
          <table:table-cell office:value-type="float" office:value="-109" calcext:value-type="float">
            <text:p>-109</text:p>
          </table:table-cell>
          <table:table-cell office:value-type="float" office:value="-108" calcext:value-type="float">
            <text:p>-108</text:p>
          </table:table-cell>
          <table:table-cell office:value-type="float" office:value="-112" calcext:value-type="float">
            <text:p>-112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4" calcext:value-type="float">
            <text:p>-104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-110" calcext:value-type="float">
            <text:p>-110</text:p>
          </table:table-cell>
          <table:table-cell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table:number-columns-repeated="4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table:number-columns-repeated="3"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-111" calcext:value-type="float">
            <text:p>-111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table:number-columns-repeated="3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-105" calcext:value-type="float">
            <text:p>-105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-110" calcext:value-type="float">
            <text:p>-110</text:p>
          </table:table-cell>
          <table:table-cell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table:number-columns-repeated="3" office:value-type="float" office:value="-106" calcext:value-type="float">
            <text:p>-106</text:p>
          </table:table-cell>
          <table:table-cell table:number-columns-repeated="4" office:value-type="float" office:value="-105" calcext:value-type="float">
            <text:p>-105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03" calcext:value-type="float">
            <text:p>-103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-110" calcext:value-type="float">
            <text:p>-110</text:p>
          </table:table-cell>
          <table:table-cell office:value-type="float" office:value="-108" calcext:value-type="float">
            <text:p>-108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6" calcext:value-type="float">
            <text:p>-106</text:p>
          </table:table-cell>
          <table:table-cell table:number-columns-repeated="3" office:value-type="float" office:value="-105" calcext:value-type="float">
            <text:p>-105</text:p>
          </table:table-cell>
          <table:table-cell table:number-columns-repeated="2" office:value-type="float" office:value="-104" calcext:value-type="float">
            <text:p>-104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-108" calcext:value-type="float">
            <text:p>-108</text:p>
          </table:table-cell>
          <table:table-cell table:number-columns-repeated="2" office:value-type="float" office:value="-107" calcext:value-type="float">
            <text:p>-107</text:p>
          </table:table-cell>
          <table:table-cell table:number-columns-repeated="4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4" calcext:value-type="float">
            <text:p>-104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-110" calcext:value-type="float">
            <text:p>-110</text:p>
          </table:table-cell>
          <table:table-cell office:value-type="float" office:value="-108" calcext:value-type="float">
            <text:p>-108</text:p>
          </table:table-cell>
          <table:table-cell office:value-type="float" office:value="-109" calcext:value-type="float">
            <text:p>-109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-109" calcext:value-type="float">
            <text:p>-109</text:p>
          </table:table-cell>
          <table:table-cell office:value-type="float" office:value="-108" calcext:value-type="float">
            <text:p>-108</text:p>
          </table:table-cell>
          <table:table-cell table:number-columns-repeated="3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5" calcext:value-type="float">
            <text:p>-105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table:number-columns-repeated="3"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-110" calcext:value-type="float">
            <text:p>-110</text:p>
          </table:table-cell>
          <table:table-cell office:value-type="float" office:value="-107" calcext:value-type="float">
            <text:p>-107</text:p>
          </table:table-cell>
          <table:table-cell office:value-type="float" office:value="-108" calcext:value-type="float">
            <text:p>-108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04" calcext:value-type="float">
            <text:p>-104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12" calcext:value-type="float">
            <text:p>-112</text:p>
          </table:table-cell>
          <table:table-cell office:value-type="float" office:value="-106" calcext:value-type="float">
            <text:p>-106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04" calcext:value-type="float">
            <text:p>-104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8" calcext:value-type="float">
            <text:p>-108</text:p>
          </table:table-cell>
          <table:table-cell table:number-columns-repeated="2" office:value-type="float" office:value="-107" calcext:value-type="float">
            <text:p>-107</text:p>
          </table:table-cell>
          <table:table-cell table:number-columns-repeated="4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table:number-columns-repeated="3"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-109" calcext:value-type="float">
            <text:p>-109</text:p>
          </table:table-cell>
          <table:table-cell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-109" calcext:value-type="float">
            <text:p>-109</text:p>
          </table:table-cell>
          <table:table-cell office:value-type="float" office:value="-108" calcext:value-type="float">
            <text:p>-108</text:p>
          </table:table-cell>
          <table:table-cell table:number-columns-repeated="3"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-109" calcext:value-type="float">
            <text:p>-109</text:p>
          </table:table-cell>
          <table:table-cell office:value-type="float" office:value="-107" calcext:value-type="float">
            <text:p>-107</text:p>
          </table:table-cell>
          <table:table-cell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table:number-columns-repeated="4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number-columns-repeated="3"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12" calcext:value-type="float">
            <text:p>-112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12" calcext:value-type="float">
            <text:p>-112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-109" calcext:value-type="float">
            <text:p>-109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number-columns-repeated="2" office:value-type="float" office:value="-108" calcext:value-type="float">
            <text:p>-108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12" calcext:value-type="float">
            <text:p>-112</text:p>
          </table:table-cell>
          <table:table-cell table:number-columns-repeated="3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-110" calcext:value-type="float">
            <text:p>-110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-109" calcext:value-type="float">
            <text:p>-109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-109" calcext:value-type="float">
            <text:p>-109</text:p>
          </table:table-cell>
          <table:table-cell office:value-type="float" office:value="-108" calcext:value-type="float">
            <text:p>-108</text:p>
          </table:table-cell>
          <table:table-cell office:value-type="float" office:value="-109" calcext:value-type="float">
            <text:p>-109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number-columns-repeated="2" office:value-type="float" office:value="-108" calcext:value-type="float">
            <text:p>-108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12" calcext:value-type="float">
            <text:p>-112</text:p>
          </table:table-cell>
          <table:table-cell office:value-type="float" office:value="-107" calcext:value-type="float">
            <text:p>-107</text:p>
          </table:table-cell>
          <table:table-cell table:number-columns-repeated="3" office:value-type="float" office:value="-105" calcext:value-type="float">
            <text:p>-105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-109" calcext:value-type="float">
            <text:p>-109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12" calcext:value-type="float">
            <text:p>-112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number-columns-repeated="2" office:value-type="float" office:value="-109" calcext:value-type="float">
            <text:p>-109</text:p>
          </table:table-cell>
          <table:table-cell table:number-columns-repeated="2" office:value-type="float" office:value="-107" calcext:value-type="float">
            <text:p>-107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-108" calcext:value-type="float">
            <text:p>-108</text:p>
          </table:table-cell>
          <table:table-cell office:value-type="float" office:value="-109" calcext:value-type="float">
            <text:p>-109</text:p>
          </table:table-cell>
          <table:table-cell office:value-type="float" office:value="-110" calcext:value-type="float">
            <text:p>-110</text:p>
          </table:table-cell>
          <table:table-cell office:value-type="float" office:value="-107" calcext:value-type="float">
            <text:p>-107</text:p>
          </table:table-cell>
          <table:table-cell table:number-columns-repeated="5"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-110" calcext:value-type="float">
            <text:p>-110</text:p>
          </table:table-cell>
          <table:table-cell office:value-type="float" office:value="-108" calcext:value-type="float">
            <text:p>-108</text:p>
          </table:table-cell>
          <table:table-cell office:value-type="float" office:value="-109" calcext:value-type="float">
            <text:p>-109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14" calcext:value-type="float">
            <text:p>-114</text:p>
          </table:table-cell>
          <table:table-cell office:value-type="float" office:value="-106" calcext:value-type="float">
            <text:p>-106</text:p>
          </table:table-cell>
          <table:table-cell table:number-columns-repeated="3" office:value-type="float" office:value="-105" calcext:value-type="float">
            <text:p>-105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-109" calcext:value-type="float">
            <text:p>-109</text:p>
          </table:table-cell>
          <table:table-cell office:value-type="float" office:value="-108" calcext:value-type="float">
            <text:p>-108</text:p>
          </table:table-cell>
          <table:table-cell office:value-type="float" office:value="-109" calcext:value-type="float">
            <text:p>-109</text:p>
          </table:table-cell>
          <table:table-cell office:value-type="float" office:value="-112" calcext:value-type="float">
            <text:p>-112</text:p>
          </table:table-cell>
          <table:table-cell office:value-type="float" office:value="-105" calcext:value-type="float">
            <text:p>-105</text:p>
          </table:table-cell>
          <table:table-cell office:value-type="float" office:value="-112" calcext:value-type="float">
            <text:p>-112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8" calcext:value-type="float">
            <text:p>-108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12" calcext:value-type="float">
            <text:p>-112</text:p>
          </table:table-cell>
          <table:table-cell office:value-type="float" office:value="-107" calcext:value-type="float">
            <text:p>-107</text:p>
          </table:table-cell>
          <table:table-cell office:value-type="float" office:value="-104" calcext:value-type="float">
            <text:p>-104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-109" calcext:value-type="float">
            <text:p>-109</text:p>
          </table:table-cell>
          <table:table-cell office:value-type="float" office:value="-108" calcext:value-type="float">
            <text:p>-108</text:p>
          </table:table-cell>
          <table:table-cell office:value-type="float" office:value="-109" calcext:value-type="float">
            <text:p>-109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13" calcext:value-type="float">
            <text:p>-113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-109" calcext:value-type="float">
            <text:p>-109</text:p>
          </table:table-cell>
          <table:table-cell office:value-type="float" office:value="-107" calcext:value-type="float">
            <text:p>-107</text:p>
          </table:table-cell>
          <table:table-cell office:value-type="float" office:value="-109" calcext:value-type="float">
            <text:p>-109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12" calcext:value-type="float">
            <text:p>-112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-109" calcext:value-type="float">
            <text:p>-109</text:p>
          </table:table-cell>
          <table:table-cell table:number-columns-repeated="3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12" calcext:value-type="float">
            <text:p>-112</text:p>
          </table:table-cell>
          <table:table-cell table:number-columns-repeated="3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12" calcext:value-type="float">
            <text:p>-112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-110" calcext:value-type="float">
            <text:p>-110</text:p>
          </table:table-cell>
          <table:table-cell table:number-columns-repeated="4" office:value-type="float" office:value="-107" calcext:value-type="float">
            <text:p>-107</text:p>
          </table:table-cell>
          <table:table-cell office:value-type="float" office:value="-112" calcext:value-type="float">
            <text:p>-112</text:p>
          </table:table-cell>
          <table:table-cell table:number-columns-repeated="4" office:value-type="float" office:value="-105" calcext:value-type="float">
            <text:p>-105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-109" calcext:value-type="float">
            <text:p>-109</text:p>
          </table:table-cell>
          <table:table-cell office:value-type="float" office:value="-108" calcext:value-type="float">
            <text:p>-108</text:p>
          </table:table-cell>
          <table:table-cell table:number-columns-repeated="3" office:value-type="float" office:value="-107" calcext:value-type="float">
            <text:p>-107</text:p>
          </table:table-cell>
          <table:table-cell office:value-type="float" office:value="-112" calcext:value-type="float">
            <text:p>-112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-108" calcext:value-type="float">
            <text:p>-108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number-columns-repeated="2" office:value-type="float" office:value="-110" calcext:value-type="float">
            <text:p>-110</text:p>
          </table:table-cell>
          <table:table-cell office:value-type="float" office:value="-107" calcext:value-type="float">
            <text:p>-107</text:p>
          </table:table-cell>
          <table:table-cell office:value-type="float" office:value="-112" calcext:value-type="float">
            <text:p>-112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-106" calcext:value-type="float">
            <text:p>-106</text:p>
          </table:table-cell>
          <table:table-cell table:number-columns-repeated="3" office:value-type="float" office:value="-105" calcext:value-type="float">
            <text:p>-105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-109" calcext:value-type="float">
            <text:p>-109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-107" calcext:value-type="float">
            <text:p>-107</text:p>
          </table:table-cell>
          <table:table-cell office:value-type="float" office:value="-112" calcext:value-type="float">
            <text:p>-112</text:p>
          </table:table-cell>
          <table:table-cell office:value-type="float" office:value="-106" calcext:value-type="float">
            <text:p>-106</text:p>
          </table:table-cell>
          <table:table-cell office:value-type="float" office:value="-112" calcext:value-type="float">
            <text:p>-112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-109" calcext:value-type="float">
            <text:p>-109</text:p>
          </table:table-cell>
          <table:table-cell office:value-type="float" office:value="-108" calcext:value-type="float">
            <text:p>-108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7" calcext:value-type="float">
            <text:p>-107</text:p>
          </table:table-cell>
          <table:table-cell table:number-columns-repeated="3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-110" calcext:value-type="float">
            <text:p>-110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-110" calcext:value-type="float">
            <text:p>-110</text:p>
          </table:table-cell>
          <table:table-cell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-111" calcext:value-type="float">
            <text:p>-111</text:p>
          </table:table-cell>
          <table:table-cell office:value-type="float" office:value="-108" calcext:value-type="float">
            <text:p>-108</text:p>
          </table:table-cell>
          <table:table-cell table:number-columns-repeated="3" office:value-type="float" office:value="-107" calcext:value-type="float">
            <text:p>-107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12" calcext:value-type="float">
            <text:p>-112</text:p>
          </table:table-cell>
          <table:table-cell office:value-type="float" office:value="-107" calcext:value-type="float">
            <text:p>-107</text:p>
          </table:table-cell>
          <table:table-cell table:number-columns-repeated="3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-110" calcext:value-type="float">
            <text:p>-110</text:p>
          </table:table-cell>
          <table:table-cell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-106" calcext:value-type="float">
            <text:p>-106</text:p>
          </table:table-cell>
          <table:table-cell table:number-columns-repeated="5" office:value-type="float" office:value="-105" calcext:value-type="float">
            <text:p>-105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-111" calcext:value-type="float">
            <text:p>-111</text:p>
          </table:table-cell>
          <table:table-cell office:value-type="float" office:value="-109" calcext:value-type="float">
            <text:p>-109</text:p>
          </table:table-cell>
          <table:table-cell table:number-columns-repeated="3" office:value-type="float" office:value="-107" calcext:value-type="float">
            <text:p>-107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-106" calcext:value-type="float">
            <text:p>-106</text:p>
          </table:table-cell>
          <table:table-cell table:number-columns-repeated="3"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-111" calcext:value-type="float">
            <text:p>-111</text:p>
          </table:table-cell>
          <table:table-cell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office:value-type="float" office:value="-112" calcext:value-type="float">
            <text:p>-112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-111" calcext:value-type="float">
            <text:p>-111</text:p>
          </table:table-cell>
          <table:table-cell office:value-type="float" office:value="-108" calcext:value-type="float">
            <text:p>-108</text:p>
          </table:table-cell>
          <table:table-cell office:value-type="float" office:value="-109" calcext:value-type="float">
            <text:p>-109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-112" calcext:value-type="float">
            <text:p>-112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-104" calcext:value-type="float">
            <text:p>-104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-113" calcext:value-type="float">
            <text:p>-113</text:p>
          </table:table-cell>
          <table:table-cell office:value-type="float" office:value="-108" calcext:value-type="float">
            <text:p>-108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7" calcext:value-type="float">
            <text:p>-107</text:p>
          </table:table-cell>
          <table:table-cell table:number-columns-repeated="2"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-112" calcext:value-type="float">
            <text:p>-112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-107" calcext:value-type="float">
            <text:p>-107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-111" calcext:value-type="float">
            <text:p>-111</text:p>
          </table:table-cell>
          <table:table-cell office:value-type="float" office:value="-108" calcext:value-type="float">
            <text:p>-108</text:p>
          </table:table-cell>
          <table:table-cell table:number-columns-repeated="3" office:value-type="float" office:value="-107" calcext:value-type="float">
            <text:p>-107</text:p>
          </table:table-cell>
          <table:table-cell office:value-type="float" office:value="-112" calcext:value-type="float">
            <text:p>-112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-111" calcext:value-type="float">
            <text:p>-111</text:p>
          </table:table-cell>
          <table:table-cell office:value-type="float" office:value="-109" calcext:value-type="float">
            <text:p>-109</text:p>
          </table:table-cell>
          <table:table-cell office:value-type="float" office:value="-106" calcext:value-type="float">
            <text:p>-106</text:p>
          </table:table-cell>
          <table:table-cell office:value-type="float" office:value="-112" calcext:value-type="float">
            <text:p>-112</text:p>
          </table:table-cell>
          <table:table-cell office:value-type="float" office:value="-107" calcext:value-type="float">
            <text:p>-107</text:p>
          </table:table-cell>
          <table:table-cell office:value-type="float" office:value="-113" calcext:value-type="float">
            <text:p>-113</text:p>
          </table:table-cell>
          <table:table-cell office:value-type="float" office:value="-106" calcext:value-type="float">
            <text:p>-106</text:p>
          </table:table-cell>
          <table:table-cell table:number-columns-repeated="3" office:value-type="float" office:value="-105" calcext:value-type="float">
            <text:p>-105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-111" calcext:value-type="float">
            <text:p>-111</text:p>
          </table:table-cell>
          <table:table-cell office:value-type="float" office:value="-109" calcext:value-type="float">
            <text:p>-109</text:p>
          </table:table-cell>
          <table:table-cell table:number-columns-repeated="3" office:value-type="float" office:value="-107" calcext:value-type="float">
            <text:p>-107</text:p>
          </table:table-cell>
          <table:table-cell office:value-type="float" office:value="-112" calcext:value-type="float">
            <text:p>-112</text:p>
          </table:table-cell>
          <table:table-cell office:value-type="float" office:value="-107" calcext:value-type="float">
            <text:p>-107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5" calcext:value-type="float">
            <text:p>-105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-110" calcext:value-type="float">
            <text:p>-110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5" calcext:value-type="float">
            <text:p>-105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-109" calcext:value-type="float">
            <text:p>-109</text:p>
          </table:table-cell>
          <table:table-cell table:number-columns-repeated="2" office:value-type="float" office:value="-107" calcext:value-type="float">
            <text:p>-107</text:p>
          </table:table-cell>
          <table:table-cell table:number-columns-repeated="2" office:value-type="float" office:value="-106" calcext:value-type="float">
            <text:p>-106</text:p>
          </table:table-cell>
          <table:table-cell table:number-columns-repeated="3" office:value-type="float" office:value="-105" calcext:value-type="float">
            <text:p>-105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12" calcext:value-type="float">
            <text:p>-112</text:p>
          </table:table-cell>
          <table:table-cell office:value-type="float" office:value="-107" calcext:value-type="float">
            <text:p>-107</text:p>
          </table:table-cell>
          <table:table-cell office:value-type="float" office:value="-112" calcext:value-type="float">
            <text:p>-112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5" calcext:value-type="float">
            <text:p>-105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-110" calcext:value-type="float">
            <text:p>-110</text:p>
          </table:table-cell>
          <table:table-cell office:value-type="float" office:value="-107" calcext:value-type="float">
            <text:p>-107</text:p>
          </table:table-cell>
          <table:table-cell office:value-type="float" office:value="-108" calcext:value-type="float">
            <text:p>-108</text:p>
          </table:table-cell>
          <table:table-cell office:value-type="float" office:value="-112" calcext:value-type="float">
            <text:p>-112</text:p>
          </table:table-cell>
          <table:table-cell office:value-type="float" office:value="-105" calcext:value-type="float">
            <text:p>-105</text:p>
          </table:table-cell>
          <table:table-cell office:value-type="float" office:value="-112" calcext:value-type="float">
            <text:p>-112</text:p>
          </table:table-cell>
          <table:table-cell office:value-type="float" office:value="-107" calcext:value-type="float">
            <text:p>-107</text:p>
          </table:table-cell>
          <table:table-cell table:number-columns-repeated="3" office:value-type="float" office:value="-105" calcext:value-type="float">
            <text:p>-105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-111" calcext:value-type="float">
            <text:p>-111</text:p>
          </table:table-cell>
          <table:table-cell office:value-type="float" office:value="-108" calcext:value-type="float">
            <text:p>-108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-110" calcext:value-type="float">
            <text:p>-110</text:p>
          </table:table-cell>
          <table:table-cell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office:value-type="float" office:value="-108" calcext:value-type="float">
            <text:p>-108</text:p>
          </table:table-cell>
          <table:table-cell office:value-type="float" office:value="-106" calcext:value-type="float">
            <text:p>-106</text:p>
          </table:table-cell>
          <table:table-cell office:value-type="float" office:value="-112" calcext:value-type="float">
            <text:p>-112</text:p>
          </table:table-cell>
          <table:table-cell office:value-type="float" office:value="-106" calcext:value-type="float">
            <text:p>-106</text:p>
          </table:table-cell>
          <table:table-cell table:number-columns-repeated="3" office:value-type="float" office:value="-105" calcext:value-type="float">
            <text:p>-105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-116" calcext:value-type="float">
            <text:p>-116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07" calcext:value-type="float">
            <text:p>-107</text:p>
          </table:table-cell>
          <table:table-cell table:number-columns-repeated="3" office:value-type="float" office:value="-105" calcext:value-type="float">
            <text:p>-105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14" calcext:value-type="float">
            <text:p>-114</text:p>
          </table:table-cell>
          <table:table-cell office:value-type="float" office:value="-105" calcext:value-type="float">
            <text:p>-105</text:p>
          </table:table-cell>
          <table:table-cell office:value-type="float" office:value="-112" calcext:value-type="float">
            <text:p>-112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14" calcext:value-type="float">
            <text:p>-114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-109" calcext:value-type="float">
            <text:p>-109</text:p>
          </table:table-cell>
          <table:table-cell office:value-type="float" office:value="-108" calcext:value-type="float">
            <text:p>-108</text:p>
          </table:table-cell>
          <table:table-cell office:value-type="float" office:value="-106" calcext:value-type="float">
            <text:p>-106</text:p>
          </table:table-cell>
          <table:table-cell office:value-type="float" office:value="-114" calcext:value-type="float">
            <text:p>-114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table:number-columns-repeated="3" office:value-type="float" office:value="-105" calcext:value-type="float">
            <text:p>-105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number-columns-repeated="2" office:value-type="float" office:value="-108" calcext:value-type="float">
            <text:p>-108</text:p>
          </table:table-cell>
          <table:table-cell table:number-columns-repeated="3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table:number-columns-repeated="4" office:value-type="float" office:value="-105" calcext:value-type="float">
            <text:p>-105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-110" calcext:value-type="float">
            <text:p>-110</text:p>
          </table:table-cell>
          <table:table-cell office:value-type="float" office:value="-108" calcext:value-type="float">
            <text:p>-108</text:p>
          </table:table-cell>
          <table:table-cell table:number-columns-repeated="3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8" calcext:value-type="float">
            <text:p>-108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07" calcext:value-type="float">
            <text:p>-107</text:p>
          </table:table-cell>
          <table:table-cell table:number-columns-repeated="3" office:value-type="float" office:value="-105" calcext:value-type="float">
            <text:p>-105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-109" calcext:value-type="float">
            <text:p>-109</text:p>
          </table:table-cell>
          <table:table-cell table:number-columns-repeated="3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table:number-columns-repeated="3" office:value-type="float" office:value="-105" calcext:value-type="float">
            <text:p>-105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-110" calcext:value-type="float">
            <text:p>-110</text:p>
          </table:table-cell>
          <table:table-cell table:number-columns-repeated="3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table:number-columns-repeated="5" office:value-type="float" office:value="-105" calcext:value-type="float">
            <text:p>-105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-109" calcext:value-type="float">
            <text:p>-109</text:p>
          </table:table-cell>
          <table:table-cell table:number-columns-repeated="3"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-110" calcext:value-type="float">
            <text:p>-110</text:p>
          </table:table-cell>
          <table:table-cell office:value-type="float" office:value="-107" calcext:value-type="float">
            <text:p>-107</text:p>
          </table:table-cell>
          <table:table-cell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-110" calcext:value-type="float">
            <text:p>-110</text:p>
          </table:table-cell>
          <table:table-cell office:value-type="float" office:value="-107" calcext:value-type="float">
            <text:p>-107</text:p>
          </table:table-cell>
          <table:table-cell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-110" calcext:value-type="float">
            <text:p>-110</text:p>
          </table:table-cell>
          <table:table-cell office:value-type="float" office:value="-107" calcext:value-type="float">
            <text:p>-107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4" calcext:value-type="float">
            <text:p>-104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-110" calcext:value-type="float">
            <text:p>-110</text:p>
          </table:table-cell>
          <table:table-cell/>
          <table:table-cell office:value-type="float" office:value="-106" calcext:value-type="float">
            <text:p>-106</text:p>
          </table:table-cell>
          <table:table-cell office:value-type="float" office:value="-108" calcext:value-type="float">
            <text:p>-108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6" calcext:value-type="float">
            <text:p>-106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-105" calcext:value-type="float">
            <text:p>-105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-109" calcext:value-type="float">
            <text:p>-109</text:p>
          </table:table-cell>
          <table:table-cell table:number-columns-repeated="4"/>
          <table:table-cell office:value-type="float" office:value="-104" calcext:value-type="float">
            <text:p>-104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</table:table-row>
      </table:table>
      <table:table table:name="Foglio7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</table:table-row>
        <table:table-row table:style-name="ro1">
          <table:table-cell/>
          <table:table-cell office:value-type="string" calcext:value-type="string">
            <text:p>Channel RSSI '-117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07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07'</text:p>
          </table:table-cell>
          <table:table-cell office:value-type="string" calcext:value-type="string">
            <text:p>Channel RSSI '-106'</text:p>
          </table:table-cell>
          <table:table-cell table:number-columns-repeated="2" office:value-type="string" calcext:value-type="string">
            <text:p>Channel RSSI '-108'</text:p>
          </table:table-cell>
          <table:table-cell office:value-type="string" calcext:value-type="string">
            <text:p>Channel RSSI '-107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99" calcext:value-type="float">
            <text:p>-99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table:number-columns-repeated="5" office:value-type="float" office:value="-97" calcext:value-type="float">
            <text:p>-97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-101" calcext:value-type="float">
            <text:p>-101</text:p>
          </table:table-cell>
          <table:table-cell office:value-type="float" office:value="-103" calcext:value-type="float">
            <text:p>-103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-101" calcext:value-type="float">
            <text:p>-101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-102" calcext:value-type="float">
            <text:p>-102</text:p>
          </table:table-cell>
          <table:table-cell office:value-type="float" office:value="-106" calcext:value-type="float">
            <text:p>-106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table:number-columns-repeated="4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-101" calcext:value-type="float">
            <text:p>-101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table:number-columns-repeated="4" office:value-type="float" office:value="-97" calcext:value-type="float">
            <text:p>-97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-100" calcext:value-type="float">
            <text:p>-100</text:p>
          </table:table-cell>
          <table:table-cell table:number-columns-repeated="3" office:value-type="float" office:value="-102" calcext:value-type="float">
            <text:p>-102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-100" calcext:value-type="float">
            <text:p>-100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table:number-columns-repeated="3"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-100" calcext:value-type="float">
            <text:p>-100</text:p>
          </table:table-cell>
          <table:table-cell office:value-type="float" office:value="-103" calcext:value-type="float">
            <text:p>-103</text:p>
          </table:table-cell>
          <table:table-cell office:value-type="float" office:value="-99" calcext:value-type="float">
            <text:p>-99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table:number-columns-repeated="3"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-100" calcext:value-type="float">
            <text:p>-100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table:number-columns-repeated="3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-101" calcext:value-type="float">
            <text:p>-101</text:p>
          </table:table-cell>
          <table:table-cell office:value-type="float" office:value="-103" calcext:value-type="float">
            <text:p>-103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-101" calcext:value-type="float">
            <text:p>-101</text:p>
          </table:table-cell>
          <table:table-cell office:value-type="float" office:value="-103" calcext:value-type="float">
            <text:p>-103</text:p>
          </table:table-cell>
          <table:table-cell office:value-type="float" office:value="-99" calcext:value-type="float">
            <text:p>-99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99" calcext:value-type="float">
            <text:p>-99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98" calcext:value-type="float">
            <text:p>-98</text:p>
          </table:table-cell>
          <table:table-cell table:number-columns-repeated="5" office:value-type="float" office:value="-97" calcext:value-type="float">
            <text:p>-97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3" office:value-type="float" office:value="-97" calcext:value-type="float">
            <text:p>-97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table:number-columns-repeated="4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table:number-columns-repeated="3"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7" calcext:value-type="float">
            <text:p>-97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99" calcext:value-type="float">
            <text:p>-99</text:p>
          </table:table-cell>
          <table:table-cell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table:number-columns-repeated="4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97" calcext:value-type="float">
            <text:p>-97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96" calcext:value-type="float">
            <text:p>-96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97" calcext:value-type="float">
            <text:p>-97</text:p>
          </table:table-cell>
          <table:table-cell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97" calcext:value-type="float">
            <text:p>-97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-103" calcext:value-type="float">
            <text:p>-103</text:p>
          </table:table-cell>
          <table:table-cell office:value-type="float" office:value="-101" calcext:value-type="float">
            <text:p>-101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8" calcext:value-type="float">
            <text:p>-98</text:p>
          </table:table-cell>
          <table:table-cell table:number-columns-repeated="3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99" calcext:value-type="float">
            <text:p>-9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-104" calcext:value-type="float">
            <text:p>-104</text:p>
          </table:table-cell>
          <table:table-cell office:value-type="float" office:value="-101" calcext:value-type="float">
            <text:p>-101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3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-105" calcext:value-type="float">
            <text:p>-105</text:p>
          </table:table-cell>
          <table:table-cell office:value-type="float" office:value="-102" calcext:value-type="float">
            <text:p>-102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97" calcext:value-type="float">
            <text:p>-97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-103" calcext:value-type="float">
            <text:p>-103</text:p>
          </table:table-cell>
          <table:table-cell office:value-type="float" office:value="-101" calcext:value-type="float">
            <text:p>-101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99" calcext:value-type="float">
            <text:p>-99</text:p>
          </table:table-cell>
          <table:table-cell office:value-type="float" office:value="-100" calcext:value-type="float">
            <text:p>-100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table:number-columns-repeated="3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-101" calcext:value-type="float">
            <text:p>-101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-98" calcext:value-type="float">
            <text:p>-98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99" calcext:value-type="float">
            <text:p>-9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table:number-columns-repeated="5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-101" calcext:value-type="float">
            <text:p>-101</text:p>
          </table:table-cell>
          <table:table-cell office:value-type="float" office:value="-103" calcext:value-type="float">
            <text:p>-103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3" office:value-type="float" office:value="-97" calcext:value-type="float">
            <text:p>-97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table:number-columns-repeated="4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-101" calcext:value-type="float">
            <text:p>-101</text:p>
          </table:table-cell>
          <table:table-cell office:value-type="float" office:value="-103" calcext:value-type="float">
            <text:p>-103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table:number-columns-repeated="4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-101" calcext:value-type="float">
            <text:p>-101</text:p>
          </table:table-cell>
          <table:table-cell office:value-type="float" office:value="-103" calcext:value-type="float">
            <text:p>-103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99" calcext:value-type="float">
            <text:p>-99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99" calcext:value-type="float">
            <text:p>-99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99" calcext:value-type="float">
            <text:p>-99</text:p>
          </table:table-cell>
          <table:table-cell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-100" calcext:value-type="float">
            <text:p>-100</text:p>
          </table:table-cell>
          <table:table-cell office:value-type="float" office:value="-103" calcext:value-type="float">
            <text:p>-103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8" calcext:value-type="float">
            <text:p>-98</text:p>
          </table:table-cell>
          <table:table-cell table:number-columns-repeated="3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-100" calcext:value-type="float">
            <text:p>-100</text:p>
          </table:table-cell>
          <table:table-cell office:value-type="float" office:value="-103" calcext:value-type="float">
            <text:p>-103</text:p>
          </table:table-cell>
          <table:table-cell table:number-columns-repeated="3"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-101" calcext:value-type="float">
            <text:p>-101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-101" calcext:value-type="float">
            <text:p>-101</text:p>
          </table:table-cell>
          <table:table-cell office:value-type="float" office:value="-103" calcext:value-type="float">
            <text:p>-103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3" office:value-type="float" office:value="-96" calcext:value-type="float">
            <text:p>-96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table:number-columns-repeated="5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table:number-columns-repeated="3"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8" calcext:value-type="float">
            <text:p>-98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table:number-columns-repeated="4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-103" calcext:value-type="float">
            <text:p>-103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-119" calcext:value-type="float">
            <text:p>-119</text:p>
          </table:table-cell>
          <table:table-cell/>
          <table:table-cell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-102" calcext:value-type="float">
            <text:p>-102</text:p>
          </table:table-cell>
          <table:table-cell table:number-columns-repeated="4"/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</table:table-row>
      </table:table>
      <table:table table:name="Foglio8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</table:table-row>
        <table:table-row table:style-name="ro1">
          <table:table-cell/>
          <table:table-cell office:value-type="string" calcext:value-type="string">
            <text:p>Channel RSSI '-112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18'</text:p>
          </table:table-cell>
          <table:table-cell office:value-type="string" calcext:value-type="string">
            <text:p>Channel RSSI '-109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07'</text:p>
          </table:table-cell>
          <table:table-cell office:value-type="string" calcext:value-type="string">
            <text:p>Channel RSSI '-109'</text:p>
          </table:table-cell>
          <table:table-cell office:value-type="string" calcext:value-type="string">
            <text:p>Channel RSSI '-107'</text:p>
          </table:table-cell>
          <table:table-cell office:value-type="string" calcext:value-type="string">
            <text:p>Channel RSSI '-108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1" calcext:value-type="float">
            <text:p>-121</text:p>
          </table:table-cell>
          <table:table-cell office:value-type="float" office:value="-126" calcext:value-type="float">
            <text:p>-126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 office:value-type="float" office:value="-119" calcext:value-type="float">
            <text:p>-119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-121" calcext:value-type="float">
            <text:p>-121</text:p>
          </table:table-cell>
          <table:table-cell office:value-type="float" office:value="-126" calcext:value-type="float">
            <text:p>-126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1" calcext:value-type="float">
            <text:p>-121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19" calcext:value-type="float">
            <text:p>-119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2" calcext:value-type="float">
            <text:p>-122</text:p>
          </table:table-cell>
          <table:table-cell table:number-columns-repeated="2" office:value-type="float" office:value="-121" calcext:value-type="float">
            <text:p>-12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119" calcext:value-type="float">
            <text:p>-119</text:p>
          </table:table-cell>
          <table:table-cell office:value-type="float" office:value="-123" calcext:value-type="float">
            <text:p>-123</text:p>
          </table:table-cell>
          <table:table-cell table:number-columns-repeated="4"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3" calcext:value-type="float">
            <text:p>-123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-121" calcext:value-type="float">
            <text:p>-121</text:p>
          </table:table-cell>
          <table:table-cell office:value-type="float" office:value="-126" calcext:value-type="float">
            <text:p>-126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-121" calcext:value-type="float">
            <text:p>-121</text:p>
          </table:table-cell>
          <table:table-cell office:value-type="float" office:value="-126" calcext:value-type="float">
            <text:p>-126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-119" calcext:value-type="float">
            <text:p>-119</text:p>
          </table:table-cell>
          <table:table-cell office:value-type="float" office:value="-125" calcext:value-type="float">
            <text:p>-125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table:number-columns-repeated="3"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-118" calcext:value-type="float">
            <text:p>-118</text:p>
          </table:table-cell>
          <table:table-cell office:value-type="float" office:value="-125" calcext:value-type="float">
            <text:p>-125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-120" calcext:value-type="float">
            <text:p>-120</text:p>
          </table:table-cell>
          <table:table-cell office:value-type="float" office:value="-125" calcext:value-type="float">
            <text:p>-125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table:number-columns-repeated="3"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-121" calcext:value-type="float">
            <text:p>-121</text:p>
          </table:table-cell>
          <table:table-cell office:value-type="float" office:value="-125" calcext:value-type="float">
            <text:p>-125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table:number-columns-repeated="3"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-119" calcext:value-type="float">
            <text:p>-119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table:number-columns-repeated="3"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-118" calcext:value-type="float">
            <text:p>-118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-119" calcext:value-type="float">
            <text:p>-119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 table:number-columns-repeated="3"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-118" calcext:value-type="float">
            <text:p>-118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-118" calcext:value-type="float">
            <text:p>-118</text:p>
          </table:table-cell>
          <table:table-cell office:value-type="float" office:value="-126" calcext:value-type="float">
            <text:p>-126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-115" calcext:value-type="float">
            <text:p>-115</text:p>
          </table:table-cell>
          <table:table-cell office:value-type="float" office:value="-125" calcext:value-type="float">
            <text:p>-125</text:p>
          </table:table-cell>
          <table:table-cell table:number-columns-repeated="3"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-115" calcext:value-type="float">
            <text:p>-115</text:p>
          </table:table-cell>
          <table:table-cell office:value-type="float" office:value="-125" calcext:value-type="float">
            <text:p>-125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-119" calcext:value-type="float">
            <text:p>-119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2" calcext:value-type="float">
            <text:p>-122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3" calcext:value-type="float">
            <text:p>-123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number-columns-repeated="3" office:value-type="float" office:value="-121" calcext:value-type="float">
            <text:p>-121</text:p>
          </table:table-cell>
          <table:table-cell table:number-columns-repeated="4"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table:number-columns-repeated="4"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table:number-columns-repeated="3"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-123" calcext:value-type="float">
            <text:p>-123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-123" calcext:value-type="float">
            <text:p>-123</text:p>
          </table:table-cell>
          <table:table-cell table:number-columns-repeated="3"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-119" calcext:value-type="float">
            <text:p>-119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 table:number-columns-repeated="4" office:value-type="float" office:value="-123" calcext:value-type="float">
            <text:p>-123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-119" calcext:value-type="float">
            <text:p>-119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-118" calcext:value-type="float">
            <text:p>-118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-118" calcext:value-type="float">
            <text:p>-118</text:p>
          </table:table-cell>
          <table:table-cell table:number-columns-repeated="2" office:value-type="float" office:value="-122" calcext:value-type="float">
            <text:p>-122</text:p>
          </table:table-cell>
          <table:table-cell table:number-columns-repeated="4"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-119" calcext:value-type="float">
            <text:p>-119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-119" calcext:value-type="float">
            <text:p>-119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-118" calcext:value-type="float">
            <text:p>-118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-119" calcext:value-type="float">
            <text:p>-119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-118" calcext:value-type="float">
            <text:p>-118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-119" calcext:value-type="float">
            <text:p>-119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-120" calcext:value-type="float">
            <text:p>-120</text:p>
          </table:table-cell>
          <table:table-cell table:number-columns-repeated="3"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-123" calcext:value-type="float">
            <text:p>-123</text:p>
          </table:table-cell>
          <table:table-cell office:value-type="float" office:value="-125" calcext:value-type="float">
            <text:p>-125</text:p>
          </table:table-cell>
          <table:table-cell table:number-columns-repeated="3" office:value-type="float" office:value="-122" calcext:value-type="float">
            <text:p>-122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table:number-columns-repeated="3"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table:number-columns-repeated="3"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-119" calcext:value-type="float">
            <text:p>-119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  <table:table-cell table:number-columns-repeated="3"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-119" calcext:value-type="float">
            <text:p>-119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-123" calcext:value-type="float">
            <text:p>-123</text:p>
          </table:table-cell>
          <table:table-cell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126" calcext:value-type="float">
            <text:p>-126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 table:number-columns-repeated="3"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-119" calcext:value-type="float">
            <text:p>-119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5" calcext:value-type="float">
            <text:p>-125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-119" calcext:value-type="float">
            <text:p>-119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 table:number-columns-repeated="3" office:value-type="float" office:value="-122" calcext:value-type="float">
            <text:p>-122</text:p>
          </table:table-cell>
          <table:table-cell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-119" calcext:value-type="float">
            <text:p>-119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6" calcext:value-type="float">
            <text:p>-126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-118" calcext:value-type="float">
            <text:p>-118</text:p>
          </table:table-cell>
          <table:table-cell table:number-columns-repeated="3"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table:number-columns-repeated="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table:number-columns-repeated="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-119" calcext:value-type="float">
            <text:p>-119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table:number-columns-repeated="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table:number-columns-repeated="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table:number-columns-repeated="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-118" calcext:value-type="float">
            <text:p>-118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table:number-columns-repeated="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table:number-columns-repeated="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table:number-columns-repeated="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table:number-columns-repeated="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table:number-columns-repeated="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-122" calcext:value-type="float">
            <text:p>-122</text:p>
          </table:table-cell>
          <table:table-cell table:number-columns-repeated="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0" calcext:value-type="float">
            <text:p>-120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table:number-columns-repeated="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table:number-columns-repeated="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table:number-columns-repeated="2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-122" calcext:value-type="float">
            <text:p>-122</text:p>
          </table:table-cell>
          <table:table-cell table:number-columns-repeated="2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table:number-columns-repeated="2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-121" calcext:value-type="float">
            <text:p>-121</text:p>
          </table:table-cell>
          <table:table-cell table:number-columns-repeated="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-122" calcext:value-type="float">
            <text:p>-122</text:p>
          </table:table-cell>
          <table:table-cell table:number-columns-repeated="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table:number-columns-repeated="2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-121" calcext:value-type="float">
            <text:p>-121</text:p>
          </table:table-cell>
          <table:table-cell/>
          <table:table-cell office:value-type="float" office:value="-121" calcext:value-type="float">
            <text:p>-121</text:p>
          </table:table-cell>
          <table:table-cell table:number-columns-repeated="2" office:value-type="float" office:value="-123" calcext:value-type="float">
            <text:p>-123</text:p>
          </table:table-cell>
          <table:table-cell table:number-columns-repeated="2" office:value-type="float" office:value="-121" calcext:value-type="float">
            <text:p>-121</text:p>
          </table:table-cell>
          <table:table-cell table:number-columns-repeated="2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-121" calcext:value-type="float">
            <text:p>-121</text:p>
          </table:table-cell>
          <table:table-cell table:number-columns-repeated="4"/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table:number-columns-repeated="2"/>
        </table:table-row>
      </table:table>
      <table:table table:name="Foglio9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</table:table-row>
        <table:table-row table:style-name="ro1">
          <table:table-cell/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07'</text:p>
          </table:table-cell>
          <table:table-cell office:value-type="string" calcext:value-type="string">
            <text:p>Channel RSSI '-110'</text:p>
          </table:table-cell>
          <table:table-cell table:number-columns-repeated="3" office:value-type="string" calcext:value-type="string">
            <text:p>Channel RSSI '-108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-117" calcext:value-type="float">
            <text:p>-11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17" calcext:value-type="float">
            <text:p>-117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-117" calcext:value-type="float">
            <text:p>-117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table:number-columns-repeated="4" office:value-type="float" office:value="-116" calcext:value-type="float">
            <text:p>-11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5" office:value-type="float" office:value="-116" calcext:value-type="float">
            <text:p>-116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table:number-columns-repeated="4" office:value-type="float" office:value="-116" calcext:value-type="float">
            <text:p>-116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table:number-columns-repeated="3" office:value-type="float" office:value="-116" calcext:value-type="float">
            <text:p>-116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table:number-columns-repeated="3" office:value-type="float" office:value="-116" calcext:value-type="float">
            <text:p>-116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4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2" calcext:value-type="float">
            <text:p>-112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5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table:number-columns-repeated="4" office:value-type="float" office:value="-116" calcext:value-type="float">
            <text:p>-116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6" office:value-type="float" office:value="-116" calcext:value-type="float">
            <text:p>-116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7" calcext:value-type="float">
            <text:p>-117</text:p>
          </table:table-cell>
          <table:table-cell table:number-columns-repeated="4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table:number-columns-repeated="4" office:value-type="float" office:value="-116" calcext:value-type="float">
            <text:p>-116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16" calcext:value-type="float">
            <text:p>-116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16" calcext:value-type="float">
            <text:p>-116</text:p>
          </table:table-cell>
          <table:table-cell table:number-columns-repeated="2"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6" office:value-type="float" office:value="-116" calcext:value-type="float">
            <text:p>-116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4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16" calcext:value-type="float">
            <text:p>-116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3" office:value-type="float" office:value="-116" calcext:value-type="float">
            <text:p>-116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4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3" office:value-type="float" office:value="-116" calcext:value-type="float">
            <text:p>-116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table:number-columns-repeated="4" office:value-type="float" office:value="-116" calcext:value-type="float">
            <text:p>-116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5" office:value-type="float" office:value="-116" calcext:value-type="float">
            <text:p>-116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table:number-columns-repeated="4" office:value-type="float" office:value="-116" calcext:value-type="float">
            <text:p>-116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16" calcext:value-type="float">
            <text:p>-116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table:number-columns-repeated="4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16" calcext:value-type="float">
            <text:p>-116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8" calcext:value-type="float">
            <text:p>-118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6" office:value-type="float" office:value="-116" calcext:value-type="float">
            <text:p>-116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3" office:value-type="float" office:value="-116" calcext:value-type="float">
            <text:p>-116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16" calcext:value-type="float">
            <text:p>-116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table:number-columns-repeated="5" office:value-type="float" office:value="-116" calcext:value-type="float">
            <text:p>-116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4" office:value-type="float" office:value="-116" calcext:value-type="float">
            <text:p>-116</text:p>
          </table:table-cell>
          <table:table-cell table:number-columns-repeated="2" office:value-type="float" office:value="-117" calcext:value-type="float">
            <text:p>-117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4" calcext:value-type="float">
            <text:p>-114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3" office:value-type="float" office:value="-116" calcext:value-type="float">
            <text:p>-116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table:number-columns-repeated="4" office:value-type="float" office:value="-116" calcext:value-type="float">
            <text:p>-116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4" calcext:value-type="float">
            <text:p>-114</text:p>
          </table:table-cell>
          <table:table-cell office:value-type="float" office:value="-115" calcext:value-type="float">
            <text:p>-115</text:p>
          </table:table-cell>
          <table:table-cell table:number-columns-repeated="3" office:value-type="float" office:value="-116" calcext:value-type="float">
            <text:p>-116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5" calcext:value-type="float">
            <text:p>-115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3" office:value-type="float" office:value="-116" calcext:value-type="float">
            <text:p>-116</text:p>
          </table:table-cell>
          <table:table-cell table:number-columns-repeated="2"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table:number-columns-repeated="3" office:value-type="float" office:value="-116" calcext:value-type="float">
            <text:p>-116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table:number-columns-repeated="6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3" office:value-type="float" office:value="-116" calcext:value-type="float">
            <text:p>-116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3" office:value-type="float" office:value="-116" calcext:value-type="float">
            <text:p>-116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5" office:value-type="float" office:value="-116" calcext:value-type="float">
            <text:p>-116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4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4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4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3" office:value-type="float" office:value="-116" calcext:value-type="float">
            <text:p>-116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4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3" office:value-type="float" office:value="-116" calcext:value-type="float">
            <text:p>-116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3" office:value-type="float" office:value="-116" calcext:value-type="float">
            <text:p>-116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4" calcext:value-type="float">
            <text:p>-114</text:p>
          </table:table-cell>
          <table:table-cell table:number-columns-repeated="5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6" office:value-type="float" office:value="-116" calcext:value-type="float">
            <text:p>-116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2" calcext:value-type="float">
            <text:p>-112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table:number-columns-repeated="5" office:value-type="float" office:value="-116" calcext:value-type="float">
            <text:p>-116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6" calcext:value-type="float">
            <text:p>-116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number-columns-repeated="3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table:number-columns-repeated="5" office:value-type="float" office:value="-116" calcext:value-type="float">
            <text:p>-116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4" calcext:value-type="float">
            <text:p>-114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table:number-columns-repeated="6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number-columns-repeated="5"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-115" calcext:value-type="float">
            <text:p>-115</text:p>
          </table:table-cell>
          <table:table-cell/>
          <table:table-cell office:value-type="float" office:value="-113" calcext:value-type="float">
            <text:p>-113</text:p>
          </table:table-cell>
          <table:table-cell table:number-columns-repeated="7" office:value-type="float" office:value="-116" calcext:value-type="float">
            <text:p>-116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-115" calcext:value-type="float">
            <text:p>-115</text:p>
          </table:table-cell>
          <table:table-cell table:number-columns-repeated="4"/>
          <table:table-cell table:number-columns-repeated="4" office:value-type="float" office:value="-116" calcext:value-type="float">
            <text:p>-116</text:p>
          </table:table-cell>
          <table:table-cell/>
        </table:table-row>
      </table:table>
      <table:table table:name="Foglio10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</table:table-row>
        <table:table-row table:style-name="ro1">
          <table:table-cell/>
          <table:table-cell office:value-type="string" calcext:value-type="string">
            <text:p>Channel RSSI '-115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15'</text:p>
          </table:table-cell>
          <table:table-cell office:value-type="string" calcext:value-type="string">
            <text:p>Channel RSSI '-107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07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07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1" calcext:value-type="float">
            <text:p>-101</text:p>
          </table:table-cell>
          <table:table-cell table:number-columns-repeated="3" office:value-type="float" office:value="-102" calcext:value-type="float">
            <text:p>-102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table:number-columns-repeated="5" office:value-type="float" office:value="-101" calcext:value-type="float">
            <text:p>-101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3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2" calcext:value-type="float">
            <text:p>-102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3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-107" calcext:value-type="float">
            <text:p>-107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table:number-columns-repeated="3"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2" calcext:value-type="float">
            <text:p>-102</text:p>
          </table:table-cell>
          <table:table-cell office:value-type="float" office:value="-104" calcext:value-type="float">
            <text:p>-104</text:p>
          </table:table-cell>
          <table:table-cell table:number-columns-repeated="3"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-106" calcext:value-type="float">
            <text:p>-106</text:p>
          </table:table-cell>
          <table:table-cell table:number-columns-repeated="3"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table:number-columns-repeated="4" office:value-type="float" office:value="-102" calcext:value-type="float">
            <text:p>-102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3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-106" calcext:value-type="float">
            <text:p>-106</text:p>
          </table:table-cell>
          <table:table-cell table:number-columns-repeated="3" office:value-type="float" office:value="-104" calcext:value-type="float">
            <text:p>-104</text:p>
          </table:table-cell>
          <table:table-cell table:number-columns-repeated="3"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-106" calcext:value-type="float">
            <text:p>-106</text:p>
          </table:table-cell>
          <table:table-cell table:number-columns-repeated="3"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1" calcext:value-type="float">
            <text:p>-101</text:p>
          </table:table-cell>
          <table:table-cell table:number-columns-repeated="3" office:value-type="float" office:value="-102" calcext:value-type="float">
            <text:p>-102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-105" calcext:value-type="float">
            <text:p>-105</text:p>
          </table:table-cell>
          <table:table-cell table:number-columns-repeated="3"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3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3"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table:number-columns-repeated="4"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3"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3"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3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-105" calcext:value-type="float">
            <text:p>-105</text:p>
          </table:table-cell>
          <table:table-cell table:number-columns-repeated="3" office:value-type="float" office:value="-104" calcext:value-type="float">
            <text:p>-104</text:p>
          </table:table-cell>
          <table:table-cell table:number-columns-repeated="2"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4"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table:number-columns-repeated="3" office:value-type="float" office:value="-103" calcext:value-type="float">
            <text:p>-103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-106" calcext:value-type="float">
            <text:p>-106</text:p>
          </table:table-cell>
          <table:table-cell table:number-columns-repeated="3" office:value-type="float" office:value="-104" calcext:value-type="float">
            <text:p>-104</text:p>
          </table:table-cell>
          <table:table-cell table:number-columns-repeated="4" office:value-type="float" office:value="-101" calcext:value-type="float">
            <text:p>-101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table:number-columns-repeated="5" office:value-type="float" office:value="-101" calcext:value-type="float">
            <text:p>-101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-107" calcext:value-type="float">
            <text:p>-107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3"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4"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4" calcext:value-type="float">
            <text:p>-104</text:p>
          </table:table-cell>
          <table:table-cell table:number-columns-repeated="3"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6" office:value-type="float" office:value="-101" calcext:value-type="float">
            <text:p>-101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3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3"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4"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1" calcext:value-type="float">
            <text:p>-101</text:p>
          </table:table-cell>
          <table:table-cell table:number-columns-repeated="4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4"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3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3" office:value-type="float" office:value="-103" calcext:value-type="float">
            <text:p>-103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5" calcext:value-type="float">
            <text:p>-105</text:p>
          </table:table-cell>
          <table:table-cell table:number-columns-repeated="3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1" calcext:value-type="float">
            <text:p>-101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-105" calcext:value-type="float">
            <text:p>-105</text:p>
          </table:table-cell>
          <table:table-cell table:number-columns-repeated="3" office:value-type="float" office:value="-104" calcext:value-type="float">
            <text:p>-104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05" calcext:value-type="float">
            <text:p>-105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-106" calcext:value-type="float">
            <text:p>-106</text:p>
          </table:table-cell>
          <table:table-cell/>
          <table:table-cell table:number-columns-repeated="2"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-105" calcext:value-type="float">
            <text:p>-105</text:p>
          </table:table-cell>
          <table:table-cell table:number-columns-repeated="4"/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table:number-columns-repeated="3" office:value-type="float" office:value="-101" calcext:value-type="float">
            <text:p>-101</text:p>
          </table:table-cell>
        </table:table-row>
      </table:table>
      <table:table table:name="Foglio1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</table:table-row>
        <table:table-row table:style-name="ro1">
          <table:table-cell/>
          <table:table-cell office:value-type="string" calcext:value-type="string">
            <text:p>Channel RSSI '-115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15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10'</text:p>
          </table:table-cell>
          <table:table-cell table:number-columns-repeated="3" office:value-type="string" calcext:value-type="string">
            <text:p>Channel RSSI '-108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5" calcext:value-type="float">
            <text:p>-7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table:number-columns-repeated="4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table:number-columns-repeated="4"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3" calcext:value-type="float">
            <text:p>-73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table:number-columns-repeated="4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4"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table:number-columns-repeated="4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4"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4"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number-columns-repeated="2" office:value-type="float" office:value="-78" calcext:value-type="float">
            <text:p>-7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number-columns-repeated="2"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table:number-columns-repeated="3"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number-columns-repeated="2" office:value-type="float" office:value="-79" calcext:value-type="float">
            <text:p>-79</text:p>
          </table:table-cell>
          <table:table-cell table:number-columns-repeated="3" office:value-type="float" office:value="-77" calcext:value-type="float">
            <text:p>-77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4"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number-columns-repeated="2"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4"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-81" calcext:value-type="float">
            <text:p>-81</text:p>
          </table:table-cell>
          <table:table-cell/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-80" calcext:value-type="float">
            <text:p>-80</text:p>
          </table:table-cell>
          <table:table-cell table:number-columns-repeated="4"/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/>
        </table:table-row>
      </table:table>
      <table:table table:name="Media e grafici" table:style-name="ta1">
        <table:shapes>
          <draw:frame draw:z-index="0" draw:style-name="gr1" draw:text-style-name="P1" svg:width="159.99mm" svg:height="89.99mm" svg:x="133.11mm" svg:y="58.2mm">
            <draw:object draw:notify-on-update-of-ranges="'Media e grafici'.A2:'Media e grafici'.A12 'Media e grafici'.B1:'Media e grafici'.B1 'Media e grafici'.B2:'Media e grafici'.B12 'Media e grafici'.C1:'Media e grafici'.C1 'Media e grafici'.C2:'Media e grafici'.C12 'Media e grafici'.D1:'Media e grafici'.D1 'Media e grafici'.D2:'Media e grafici'.D12 'Media e grafici'.E1:'Media e grafici'.E1 'Media e grafici'.E2:'Media e grafici'.E12 'Media e grafici'.F1:'Media e grafici'.F1 'Media e grafici'.F2:'Media e grafici'.F12 'Media e grafici'.G1:'Media e grafici'.G1 'Media e grafici'.G2:'Media e grafici'.G12 'Media e grafici'.H1:'Media e grafici'.H1 'Media e grafici'.H2:'Media e grafici'.H12 'Media e grafici'.I1:'Media e grafici'.I1 'Media e grafici'.I2:'Media e grafici'.I12 'Media e grafici'.J1:'Media e grafici'.J1 'Media e grafici'.J2:'Media e grafici'.J12 'Media e grafici'.K1:'Media e grafici'.K1 'Media e grafici'.K2:'Media e grafici'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9" table:default-cell-style-name="ce2"/>
        <table:table-row table:style-name="ro1">
          <table:table-cell/>
          <table:table-cell office:value-type="string" calcext:value-type="string">
            <text:p>Modo 1</text:p>
          </table:table-cell>
          <table:table-cell table:style-name="Default" office:value-type="string" calcext:value-type="string">
            <text:p>Modo 2</text:p>
          </table:table-cell>
          <table:table-cell table:style-name="Default" office:value-type="string" calcext:value-type="string">
            <text:p>Modo 3</text:p>
          </table:table-cell>
          <table:table-cell table:style-name="Default" office:value-type="string" calcext:value-type="string">
            <text:p><text:s/>Modo 4</text:p>
          </table:table-cell>
          <table:table-cell table:style-name="Default" office:value-type="string" calcext:value-type="string">
            <text:p>Modo 5</text:p>
          </table:table-cell>
          <table:table-cell table:style-name="Default" office:value-type="string" calcext:value-type="string">
            <text:p>Modo 6</text:p>
          </table:table-cell>
          <table:table-cell table:style-name="Default" office:value-type="string" calcext:value-type="string">
            <text:p>Modo 7</text:p>
          </table:table-cell>
          <table:table-cell table:style-name="Default" office:value-type="string" calcext:value-type="string">
            <text:p>Modo 8</text:p>
          </table:table-cell>
          <table:table-cell table:style-name="Default" office:value-type="string" calcext:value-type="string">
            <text:p>Modo 9 </text:p>
          </table:table-cell>
          <table:table-cell table:style-name="Default" office:value-type="string" calcext:value-type="string">
            <text:p>Modo 10</text:p>
          </table:table-cell>
        </table:table-row>
        <table:table-row table:style-name="ro1">
          <table:table-cell office:value-type="string" calcext:value-type="string">
            <text:p>Pos. 1</text:p>
          </table:table-cell>
          <table:table-cell table:formula="of:=AVERAGE([Foglio1.B$3:.B$102])" office:value-type="float" office:value="-96.47" calcext:value-type="float">
            <text:p>-96,47</text:p>
          </table:table-cell>
          <table:table-cell table:formula="of:=AVERAGE([Foglio1.C$3:.C$102])" office:value-type="float" office:value="-97.0808080808081" calcext:value-type="float">
            <text:p>-97,08</text:p>
          </table:table-cell>
          <table:table-cell table:formula="of:=AVERAGE([Foglio1.D$3:.D$102])" office:value-type="float" office:value="-95.969696969697" calcext:value-type="float">
            <text:p>-95,97</text:p>
          </table:table-cell>
          <table:table-cell table:formula="of:=AVERAGE([Foglio1.E$3:.E$102])" office:value-type="float" office:value="-96.0707070707071" calcext:value-type="float">
            <text:p>-96,07</text:p>
          </table:table-cell>
          <table:table-cell table:formula="of:=AVERAGE([Foglio1.F$3:.F$102])" office:value-type="float" office:value="-94.010101010101" calcext:value-type="float">
            <text:p>-94,01</text:p>
          </table:table-cell>
          <table:table-cell table:formula="of:=AVERAGE([Foglio1.G$3:.G$102])" office:value-type="float" office:value="-93.32" calcext:value-type="float">
            <text:p>-93,32</text:p>
          </table:table-cell>
          <table:table-cell table:formula="of:=AVERAGE([Foglio1.H$3:.H$102])" office:value-type="float" office:value="-94.58" calcext:value-type="float">
            <text:p>-94,58</text:p>
          </table:table-cell>
          <table:table-cell table:formula="of:=AVERAGE([Foglio1.I$3:.I$102])" office:value-type="float" office:value="-93.51" calcext:value-type="float">
            <text:p>-93,51</text:p>
          </table:table-cell>
          <table:table-cell table:formula="of:=AVERAGE([Foglio1.J$3:.J$102])" office:value-type="float" office:value="-92.16" calcext:value-type="float">
            <text:p>-92,16</text:p>
          </table:table-cell>
          <table:table-cell table:formula="of:=AVERAGE([Foglio1.K$3:.K$102])" office:value-type="float" office:value="-92.64" calcext:value-type="float">
            <text:p>-92,64</text:p>
          </table:table-cell>
        </table:table-row>
        <table:table-row table:style-name="ro1">
          <table:table-cell office:value-type="string" calcext:value-type="string">
            <text:p>Pos. 2</text:p>
          </table:table-cell>
          <table:table-cell table:formula="of:=AVERAGE([$Foglio2.B$3:.B$102])" office:value-type="float" office:value="-121.85" calcext:value-type="float">
            <text:p>-121,85</text:p>
          </table:table-cell>
          <table:table-cell table:formula="of:=AVERAGE([$Foglio2.C$3:.C$102])" office:value-type="float" office:value="-123.897959183673" calcext:value-type="float">
            <text:p>-123,90</text:p>
          </table:table-cell>
          <table:table-cell table:formula="of:=AVERAGE([$Foglio2.D$3:.D$102])" office:value-type="float" office:value="-121.40404040404" calcext:value-type="float">
            <text:p>-121,40</text:p>
          </table:table-cell>
          <table:table-cell table:formula="of:=AVERAGE([$Foglio2.E$3:.E$102])" office:value-type="float" office:value="-123.79797979798" calcext:value-type="float">
            <text:p>-123,80</text:p>
          </table:table-cell>
          <table:table-cell table:formula="of:=AVERAGE([$Foglio2.F$3:.F$102])" office:value-type="float" office:value="-122.676767676768" calcext:value-type="float">
            <text:p>-122,68</text:p>
          </table:table-cell>
          <table:table-cell table:formula="of:=AVERAGE([$Foglio2.G$3:.G$102])" office:value-type="float" office:value="-123.131313131313" calcext:value-type="float">
            <text:p>-123,13</text:p>
          </table:table-cell>
          <table:table-cell table:formula="of:=AVERAGE([$Foglio2.H$3:.H$102])" office:value-type="float" office:value="-124.738095238095" calcext:value-type="float">
            <text:p>-124,74</text:p>
          </table:table-cell>
          <table:table-cell table:formula="of:=AVERAGE([$Foglio2.I$3:.I$102])" office:value-type="float" office:value="-122.769230769231" calcext:value-type="float">
            <text:p>-122,77</text:p>
          </table:table-cell>
          <table:table-cell table:formula="of:=AVERAGE([$Foglio2.J$3:.J$102])" office:value-type="string" office:string-value="" calcext:value-type="error">
            <text:p>#DIV/0!</text:p>
          </table:table-cell>
          <table:table-cell table:formula="of:=AVERAGE([$Foglio2.K$3:.K$10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s. 3</text:p>
          </table:table-cell>
          <table:table-cell table:formula="of:=AVERAGE([$Foglio3.B$3:.B$102])" office:value-type="float" office:value="-114.52" calcext:value-type="float">
            <text:p>-114,52</text:p>
          </table:table-cell>
          <table:table-cell table:formula="of:=AVERAGE([$Foglio3.C$3:.C$102])" office:value-type="float" office:value="-117.102040816327" calcext:value-type="float">
            <text:p>-117,10</text:p>
          </table:table-cell>
          <table:table-cell table:formula="of:=AVERAGE([$Foglio3.D$3:.D$102])" office:value-type="float" office:value="-113.292929292929" calcext:value-type="float">
            <text:p>-113,29</text:p>
          </table:table-cell>
          <table:table-cell table:formula="of:=AVERAGE([$Foglio3.E$3:.E$102])" office:value-type="float" office:value="-117.888888888889" calcext:value-type="float">
            <text:p>-117,89</text:p>
          </table:table-cell>
          <table:table-cell table:formula="of:=AVERAGE([$Foglio3.F$3:.F$102])" office:value-type="float" office:value="-118.949494949495" calcext:value-type="float">
            <text:p>-118,95</text:p>
          </table:table-cell>
          <table:table-cell table:formula="of:=AVERAGE([$Foglio3.G$3:.G$102])" office:value-type="float" office:value="-119.94" calcext:value-type="float">
            <text:p>-119,94</text:p>
          </table:table-cell>
          <table:table-cell table:formula="of:=AVERAGE([$Foglio3.H$3:.H$102])" office:value-type="float" office:value="-119.89" calcext:value-type="float">
            <text:p>-119,89</text:p>
          </table:table-cell>
          <table:table-cell table:formula="of:=AVERAGE([$Foglio3.I$3:.I$102])" office:value-type="float" office:value="-120.79" calcext:value-type="float">
            <text:p>-120,79</text:p>
          </table:table-cell>
          <table:table-cell table:formula="of:=AVERAGE([$Foglio3.J$3:.J$102])" office:value-type="float" office:value="-120.044776119403" calcext:value-type="float">
            <text:p>-120,04</text:p>
          </table:table-cell>
          <table:table-cell table:formula="of:=AVERAGE([$Foglio3.K$3:.K$10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s. 4</text:p>
          </table:table-cell>
          <table:table-cell table:formula="of:=AVERAGE([$Foglio4.B$3:.B$102])" office:value-type="float" office:value="-100.55" calcext:value-type="float">
            <text:p>-100,55</text:p>
          </table:table-cell>
          <table:table-cell table:formula="of:=AVERAGE([$Foglio4.C$3:.C$102])" office:value-type="float" office:value="-99.3469387755102" calcext:value-type="float">
            <text:p>-99,35</text:p>
          </table:table-cell>
          <table:table-cell table:formula="of:=AVERAGE([$Foglio4.D$3:.D$102])" office:value-type="float" office:value="-98.2323232323232" calcext:value-type="float">
            <text:p>-98,23</text:p>
          </table:table-cell>
          <table:table-cell table:formula="of:=AVERAGE([$Foglio4.E$3:.E$102])" office:value-type="float" office:value="-98.1616161616162" calcext:value-type="float">
            <text:p>-98,16</text:p>
          </table:table-cell>
          <table:table-cell table:formula="of:=AVERAGE([$Foglio4.F$3:.F$102])" office:value-type="float" office:value="-96.959595959596" calcext:value-type="float">
            <text:p>-96,96</text:p>
          </table:table-cell>
          <table:table-cell table:formula="of:=AVERAGE([$Foglio4.G$3:.G$102])" office:value-type="float" office:value="-96.45" calcext:value-type="float">
            <text:p>-96,45</text:p>
          </table:table-cell>
          <table:table-cell table:formula="of:=AVERAGE([$Foglio4.H$3:.H$102])" office:value-type="float" office:value="-96.43" calcext:value-type="float">
            <text:p>-96,43</text:p>
          </table:table-cell>
          <table:table-cell table:formula="of:=AVERAGE([$Foglio4.I$3:.I$102])" office:value-type="float" office:value="-96.04" calcext:value-type="float">
            <text:p>-96,04</text:p>
          </table:table-cell>
          <table:table-cell table:formula="of:=AVERAGE([$Foglio4.J$3:.J$102])" office:value-type="float" office:value="-95.08" calcext:value-type="float">
            <text:p>-95,08</text:p>
          </table:table-cell>
          <table:table-cell table:formula="of:=AVERAGE([$Foglio4.K$3:.K$102])" office:value-type="float" office:value="-95.86" calcext:value-type="float">
            <text:p>-95,86</text:p>
          </table:table-cell>
        </table:table-row>
        <table:table-row table:style-name="ro1">
          <table:table-cell office:value-type="string" calcext:value-type="string">
            <text:p>Pos. 5</text:p>
          </table:table-cell>
          <table:table-cell table:formula="of:=AVERAGE([$Foglio5.B$3:.B$102])" office:value-type="float" office:value="-95.64" calcext:value-type="float">
            <text:p>-95,64</text:p>
          </table:table-cell>
          <table:table-cell table:formula="of:=AVERAGE([$Foglio5.C$3:.C$102])" office:value-type="float" office:value="-94.3265306122449" calcext:value-type="float">
            <text:p>-94,33</text:p>
          </table:table-cell>
          <table:table-cell table:formula="of:=AVERAGE([$Foglio5.D$3:.D$102])" office:value-type="float" office:value="-92.4646464646465" calcext:value-type="float">
            <text:p>-92,46</text:p>
          </table:table-cell>
          <table:table-cell table:formula="of:=AVERAGE([$Foglio5.E$3:.E$102])" office:value-type="float" office:value="-93.1818181818182" calcext:value-type="float">
            <text:p>-93,18</text:p>
          </table:table-cell>
          <table:table-cell table:formula="of:=AVERAGE([$Foglio5.F$3:.F$102])" office:value-type="float" office:value="-91.4545454545454" calcext:value-type="float">
            <text:p>-91,45</text:p>
          </table:table-cell>
          <table:table-cell table:formula="of:=AVERAGE([$Foglio5.G$3:.G$102])" office:value-type="float" office:value="-90.37" calcext:value-type="float">
            <text:p>-90,37</text:p>
          </table:table-cell>
          <table:table-cell table:formula="of:=AVERAGE([$Foglio5.H$3:.H$102])" office:value-type="string" office:string-value="" calcext:value-type="error">
            <text:p>#DIV/0!</text:p>
          </table:table-cell>
          <table:table-cell table:formula="of:=AVERAGE([$Foglio5.I$3:.I$102])" office:value-type="string" office:string-value="" calcext:value-type="error">
            <text:p>#DIV/0!</text:p>
          </table:table-cell>
          <table:table-cell table:formula="of:=AVERAGE([$Foglio5.J$3:.J$102])" office:value-type="string" office:string-value="" calcext:value-type="error">
            <text:p>#DIV/0!</text:p>
          </table:table-cell>
          <table:table-cell table:formula="of:=AVERAGE([$Foglio5.K$3:.K$10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s. 6</text:p>
          </table:table-cell>
          <table:table-cell table:formula="of:=AVERAGE([$Foglio6.B$3:.B$102])" office:value-type="float" office:value="-109.66" calcext:value-type="float">
            <text:p>-109,66</text:p>
          </table:table-cell>
          <table:table-cell table:formula="of:=AVERAGE([$Foglio6.C$3:.C$102])" office:value-type="float" office:value="-108.030612244898" calcext:value-type="float">
            <text:p>-108,03</text:p>
          </table:table-cell>
          <table:table-cell table:formula="of:=AVERAGE([$Foglio6.D$3:.D$102])" office:value-type="float" office:value="-107.636363636364" calcext:value-type="float">
            <text:p>-107,64</text:p>
          </table:table-cell>
          <table:table-cell table:formula="of:=AVERAGE([$Foglio6.E$3:.E$102])" office:value-type="float" office:value="-107.888888888889" calcext:value-type="float">
            <text:p>-107,89</text:p>
          </table:table-cell>
          <table:table-cell table:formula="of:=AVERAGE([$Foglio6.F$3:.F$102])" office:value-type="float" office:value="-106.121212121212" calcext:value-type="float">
            <text:p>-106,12</text:p>
          </table:table-cell>
          <table:table-cell table:formula="of:=AVERAGE([$Foglio6.G$3:.G$102])" office:value-type="float" office:value="-106.99" calcext:value-type="float">
            <text:p>-106,99</text:p>
          </table:table-cell>
          <table:table-cell table:formula="of:=AVERAGE([$Foglio6.H$3:.H$102])" office:value-type="float" office:value="-105.76" calcext:value-type="float">
            <text:p>-105,76</text:p>
          </table:table-cell>
          <table:table-cell table:formula="of:=AVERAGE([$Foglio6.I$3:.I$102])" office:value-type="float" office:value="-105.09" calcext:value-type="float">
            <text:p>-105,09</text:p>
          </table:table-cell>
          <table:table-cell table:formula="of:=AVERAGE([$Foglio6.J$3:.J$102])" office:value-type="float" office:value="-104.91" calcext:value-type="float">
            <text:p>-104,91</text:p>
          </table:table-cell>
          <table:table-cell table:formula="of:=AVERAGE([$Foglio6.K$3:.K$102])" office:value-type="float" office:value="-105.32" calcext:value-type="float">
            <text:p>-105,32</text:p>
          </table:table-cell>
        </table:table-row>
        <table:table-row table:style-name="ro1">
          <table:table-cell office:value-type="string" calcext:value-type="string">
            <text:p>Pos. 7</text:p>
          </table:table-cell>
          <table:table-cell table:formula="of:=AVERAGE([$Foglio7.B$3:.B$102])" office:value-type="float" office:value="-102.23" calcext:value-type="float">
            <text:p>-102,23</text:p>
          </table:table-cell>
          <table:table-cell table:formula="of:=AVERAGE([$Foglio7.C$3:.C$102])" office:value-type="float" office:value="-102.112244897959" calcext:value-type="float">
            <text:p>-102,11</text:p>
          </table:table-cell>
          <table:table-cell table:formula="of:=AVERAGE([$Foglio7.D$3:.D$102])" office:value-type="float" office:value="-99.030303030303" calcext:value-type="float">
            <text:p>-99,03</text:p>
          </table:table-cell>
          <table:table-cell table:formula="of:=AVERAGE([$Foglio7.E$3:.E$102])" office:value-type="float" office:value="-99.2525252525252" calcext:value-type="float">
            <text:p>-99,25</text:p>
          </table:table-cell>
          <table:table-cell table:formula="of:=AVERAGE([$Foglio7.F$3:.F$102])" office:value-type="float" office:value="-97.5656565656566" calcext:value-type="float">
            <text:p>-97,57</text:p>
          </table:table-cell>
          <table:table-cell table:formula="of:=AVERAGE([$Foglio7.G$3:.G$102])" office:value-type="float" office:value="-96.46" calcext:value-type="float">
            <text:p>-96,46</text:p>
          </table:table-cell>
          <table:table-cell table:formula="of:=AVERAGE([$Foglio7.H$3:.H$102])" office:value-type="float" office:value="-96.5" calcext:value-type="float">
            <text:p>-96,50</text:p>
          </table:table-cell>
          <table:table-cell table:formula="of:=AVERAGE([$Foglio7.I$3:.I$102])" office:value-type="float" office:value="-97.08" calcext:value-type="float">
            <text:p>-97,08</text:p>
          </table:table-cell>
          <table:table-cell table:formula="of:=AVERAGE([$Foglio7.J$3:.J$102])" office:value-type="float" office:value="-96.69" calcext:value-type="float">
            <text:p>-96,69</text:p>
          </table:table-cell>
          <table:table-cell table:formula="of:=AVERAGE([$Foglio7.K$3:.K$102])" office:value-type="float" office:value="-96.1" calcext:value-type="float">
            <text:p>-96,10</text:p>
          </table:table-cell>
        </table:table-row>
        <table:table-row table:style-name="ro1">
          <table:table-cell office:value-type="string" calcext:value-type="string">
            <text:p>Pos. 8</text:p>
          </table:table-cell>
          <table:table-cell table:formula="of:=AVERAGE([$Foglio8.B$3:.B$102])" office:value-type="float" office:value="-119.88" calcext:value-type="float">
            <text:p>-119,88</text:p>
          </table:table-cell>
          <table:table-cell table:formula="of:=AVERAGE([$Foglio8.C$3:.C$102])" office:value-type="float" office:value="-122.969387755102" calcext:value-type="float">
            <text:p>-122,97</text:p>
          </table:table-cell>
          <table:table-cell table:formula="of:=AVERAGE([$Foglio8.D$3:.D$102])" office:value-type="float" office:value="-122.171717171717" calcext:value-type="float">
            <text:p>-122,17</text:p>
          </table:table-cell>
          <table:table-cell table:formula="of:=AVERAGE([$Foglio8.E$3:.E$102])" office:value-type="float" office:value="-122.353535353535" calcext:value-type="float">
            <text:p>-122,35</text:p>
          </table:table-cell>
          <table:table-cell table:formula="of:=AVERAGE([$Foglio8.F$3:.F$102])" office:value-type="float" office:value="-123.535353535354" calcext:value-type="float">
            <text:p>-123,54</text:p>
          </table:table-cell>
          <table:table-cell table:formula="of:=AVERAGE([$Foglio8.G$3:.G$102])" office:value-type="float" office:value="-122.36" calcext:value-type="float">
            <text:p>-122,36</text:p>
          </table:table-cell>
          <table:table-cell table:formula="of:=AVERAGE([$Foglio8.H$3:.H$102])" office:value-type="float" office:value="-123" calcext:value-type="float">
            <text:p>-123,00</text:p>
          </table:table-cell>
          <table:table-cell table:formula="of:=AVERAGE([$Foglio8.I$3:.I$102])" office:value-type="float" office:value="-121.493670886076" calcext:value-type="float">
            <text:p>-121,49</text:p>
          </table:table-cell>
          <table:table-cell table:formula="of:=AVERAGE([$Foglio8.J$3:.J$102])" office:value-type="float" office:value="-105.428571428571" calcext:value-type="float">
            <text:p>-105,43</text:p>
          </table:table-cell>
          <table:table-cell table:formula="of:=AVERAGE([$Foglio8.K$3:.K$10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s. 9</text:p>
          </table:table-cell>
          <table:table-cell table:formula="of:=AVERAGE([$Foglio9.B$3:.B$102])" office:value-type="float" office:value="-114.5" calcext:value-type="float">
            <text:p>-114,5</text:p>
          </table:table-cell>
          <table:table-cell table:formula="of:=AVERAGE([$Foglio9.C$3:.C$102])" office:value-type="float" office:value="-116.704081632653" calcext:value-type="float">
            <text:p>-116,70</text:p>
          </table:table-cell>
          <table:table-cell table:formula="of:=AVERAGE([$Foglio9.D$3:.D$102])" office:value-type="float" office:value="-113.060606060606" calcext:value-type="float">
            <text:p>-113,06</text:p>
          </table:table-cell>
          <table:table-cell table:formula="of:=AVERAGE([$Foglio9.E$3:.E$102])" office:value-type="float" office:value="-115.505050505051" calcext:value-type="float">
            <text:p>-115,51</text:p>
          </table:table-cell>
          <table:table-cell table:formula="of:=AVERAGE([$Foglio9.F$3:.F$102])" office:value-type="float" office:value="-116.383838383838" calcext:value-type="float">
            <text:p>-116,38</text:p>
          </table:table-cell>
          <table:table-cell table:formula="of:=AVERAGE([$Foglio9.G$3:.G$102])" office:value-type="float" office:value="-115.75" calcext:value-type="float">
            <text:p>-115,75</text:p>
          </table:table-cell>
          <table:table-cell table:formula="of:=AVERAGE([$Foglio9.H$3:.H$102])" office:value-type="float" office:value="-116.51" calcext:value-type="float">
            <text:p>-116,51</text:p>
          </table:table-cell>
          <table:table-cell table:formula="of:=AVERAGE([$Foglio9.I$3:.I$102])" office:value-type="float" office:value="-115.89" calcext:value-type="float">
            <text:p>-115,89</text:p>
          </table:table-cell>
          <table:table-cell table:formula="of:=AVERAGE([$Foglio9.J$3:.J$102])" office:value-type="float" office:value="-116.01" calcext:value-type="float">
            <text:p>-116,01</text:p>
          </table:table-cell>
          <table:table-cell table:formula="of:=AVERAGE([$Foglio9.K$3:.K$102])" office:value-type="float" office:value="-116.292929292929" calcext:value-type="float">
            <text:p>-116,29</text:p>
          </table:table-cell>
        </table:table-row>
        <table:table-row table:style-name="ro1">
          <table:table-cell office:value-type="string" calcext:value-type="string">
            <text:p>Pos. 10</text:p>
          </table:table-cell>
          <table:table-cell table:formula="of:=AVERAGE([$Foglio10.B$3:.B$102])" office:value-type="float" office:value="-105.48" calcext:value-type="float">
            <text:p>-105,48</text:p>
          </table:table-cell>
          <table:table-cell table:formula="of:=AVERAGE([$Foglio10.C$3:.C$102])" office:value-type="float" office:value="-104.438775510204" calcext:value-type="float">
            <text:p>-104,44</text:p>
          </table:table-cell>
          <table:table-cell table:formula="of:=AVERAGE([$Foglio10.D$3:.D$102])" office:value-type="float" office:value="-103.191919191919" calcext:value-type="float">
            <text:p>-103,19</text:p>
          </table:table-cell>
          <table:table-cell table:formula="of:=AVERAGE([$Foglio10.E$3:.E$102])" office:value-type="float" office:value="-103.69696969697" calcext:value-type="float">
            <text:p>-103,70</text:p>
          </table:table-cell>
          <table:table-cell table:formula="of:=AVERAGE([$Foglio10.F$3:.F$102])" office:value-type="float" office:value="-101.747474747475" calcext:value-type="float">
            <text:p>-101,75</text:p>
          </table:table-cell>
          <table:table-cell table:formula="of:=AVERAGE([$Foglio10.G$3:.G$102])" office:value-type="float" office:value="-101.43" calcext:value-type="float">
            <text:p>-101,43</text:p>
          </table:table-cell>
          <table:table-cell table:formula="of:=AVERAGE([$Foglio10.H$3:.H$102])" office:value-type="float" office:value="-101.96" calcext:value-type="float">
            <text:p>-101,96</text:p>
          </table:table-cell>
          <table:table-cell table:formula="of:=AVERAGE([$Foglio10.I$3:.I$102])" office:value-type="float" office:value="-101.32" calcext:value-type="float">
            <text:p>-101,32</text:p>
          </table:table-cell>
          <table:table-cell table:formula="of:=AVERAGE([$Foglio10.J$3:.J$102])" office:value-type="float" office:value="-100.68" calcext:value-type="float">
            <text:p>-100,68</text:p>
          </table:table-cell>
          <table:table-cell table:formula="of:=AVERAGE([$Foglio10.K$3:.K$102])" office:value-type="float" office:value="-100.75" calcext:value-type="float">
            <text:p>-100,75</text:p>
          </table:table-cell>
        </table:table-row>
        <table:table-row table:style-name="ro1">
          <table:table-cell office:value-type="string" calcext:value-type="string">
            <text:p>Pos. 11</text:p>
          </table:table-cell>
          <table:table-cell table:formula="of:=AVERAGE([$Foglio11.B$3:.B$102])" office:value-type="float" office:value="-79.47" calcext:value-type="float">
            <text:p>-79,47</text:p>
          </table:table-cell>
          <table:table-cell table:formula="of:=AVERAGE([$Foglio11.C$3:.C$102])" office:value-type="float" office:value="-78.4489795918367" calcext:value-type="float">
            <text:p>-78,45</text:p>
          </table:table-cell>
          <table:table-cell table:formula="of:=AVERAGE([$Foglio11.D$3:.D$102])" office:value-type="float" office:value="-76.4040404040404" calcext:value-type="float">
            <text:p>-76,40</text:p>
          </table:table-cell>
          <table:table-cell table:formula="of:=AVERAGE([$Foglio11.E$3:.E$102])" office:value-type="float" office:value="-78.5151515151515" calcext:value-type="float">
            <text:p>-78,52</text:p>
          </table:table-cell>
          <table:table-cell table:formula="of:=AVERAGE([$Foglio11.F$3:.F$102])" office:value-type="float" office:value="-75.8181818181818" calcext:value-type="float">
            <text:p>-75,82</text:p>
          </table:table-cell>
          <table:table-cell table:formula="of:=AVERAGE([$Foglio11.G$3:.G$102])" office:value-type="float" office:value="-74.99" calcext:value-type="float">
            <text:p>-74,99</text:p>
          </table:table-cell>
          <table:table-cell table:formula="of:=AVERAGE([$Foglio11.H$3:.H$102])" office:value-type="float" office:value="-75.32" calcext:value-type="float">
            <text:p>-75,32</text:p>
          </table:table-cell>
          <table:table-cell table:formula="of:=AVERAGE([$Foglio11.I$3:.I$102])" office:value-type="float" office:value="-74.85" calcext:value-type="float">
            <text:p>-74,85</text:p>
          </table:table-cell>
          <table:table-cell table:formula="of:=AVERAGE([$Foglio11.J$3:.J$102])" office:value-type="float" office:value="-74.16" calcext:value-type="float">
            <text:p>-74,16</text:p>
          </table:table-cell>
          <table:table-cell table:formula="of:=AVERAGE([$Foglio11.K$3:.K$102])" office:value-type="float" office:value="-72.1515151515152" calcext:value-type="float">
            <text:p>-72,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 style:data-style-name="N2" text:time-value="10:09:53.681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0:42:24.174000000</meta:creation-date>
    <dc:date>2018-02-28T11:59:56.644000000</dc:date>
    <meta:editing-duration>PT2H10M29S</meta:editing-duration>
    <meta:editing-cycles>6</meta:editing-cycles>
    <meta:generator>LibreOffice/5.4.5.1$Windows_X86_64 LibreOffice_project/79c9829dd5d8054ec39a82dc51cd9eff340dbee8</meta:generator>
    <meta:document-statistic meta:table-count="12" meta:cell-count="113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1.96cm" style:legend-expansion="high" chart:style-name="ch2"/>
        <chart:plot-area chart:style-name="ch3" table:cell-range-address="'Media e grafici'.A2:'Media e grafici'.K12 'Media e grafici'.B1:'Media e grafici'.K1" chart:data-source-has-labels="both" svg:x="0.32cm" svg:y="0.18cm" svg:width="12.693cm" svg:height="8.64cm">
          <chartooo:coordinate-region svg:x="1.709cm" svg:y="0.379cm" svg:width="11.163cm" svg:height="8.242cm"/>
          <chart:axis chart:dimension="x" chart:name="primary-x" chart:style-name="ch4" chartooo:axis-type="auto">
            <chartooo:date-scale/>
            <chart:categories table:cell-range-address="'Media e grafici'.A2:'Media e grafici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dia e grafici'.B2:'Media e grafici'.B12" chart:label-cell-address="'Media e grafici'.B1:'Media e grafici'.B1" chart:class="chart:line">
            <chart:data-point chart:repeated="11"/>
          </chart:series>
          <chart:series chart:style-name="ch8" chart:values-cell-range-address="'Media e grafici'.C2:'Media e grafici'.C12" chart:label-cell-address="'Media e grafici'.C1:'Media e grafici'.C1" chart:class="chart:line">
            <chart:data-point chart:repeated="11"/>
          </chart:series>
          <chart:series chart:style-name="ch9" chart:values-cell-range-address="'Media e grafici'.D2:'Media e grafici'.D12" chart:label-cell-address="'Media e grafici'.D1:'Media e grafici'.D1" chart:class="chart:line">
            <chart:data-point chart:repeated="11"/>
          </chart:series>
          <chart:series chart:style-name="ch10" chart:values-cell-range-address="'Media e grafici'.E2:'Media e grafici'.E12" chart:label-cell-address="'Media e grafici'.E1:'Media e grafici'.E1" chart:class="chart:line">
            <chart:data-point chart:repeated="11"/>
          </chart:series>
          <chart:series chart:style-name="ch11" chart:values-cell-range-address="'Media e grafici'.F2:'Media e grafici'.F12" chart:label-cell-address="'Media e grafici'.F1:'Media e grafici'.F1" chart:class="chart:line">
            <chart:data-point chart:repeated="11"/>
          </chart:series>
          <chart:series chart:style-name="ch12" chart:values-cell-range-address="'Media e grafici'.G2:'Media e grafici'.G12" chart:label-cell-address="'Media e grafici'.G1:'Media e grafici'.G1" chart:class="chart:line">
            <chart:data-point chart:repeated="11"/>
          </chart:series>
          <chart:series chart:style-name="ch13" chart:values-cell-range-address="'Media e grafici'.H2:'Media e grafici'.H12" chart:label-cell-address="'Media e grafici'.H1:'Media e grafici'.H1" chart:class="chart:line">
            <chart:data-point chart:repeated="11"/>
          </chart:series>
          <chart:series chart:style-name="ch14" chart:values-cell-range-address="'Media e grafici'.I2:'Media e grafici'.I12" chart:label-cell-address="'Media e grafici'.I1:'Media e grafici'.I1" chart:class="chart:line">
            <chart:data-point chart:repeated="11"/>
          </chart:series>
          <chart:series chart:style-name="ch15" chart:values-cell-range-address="'Media e grafici'.J2:'Media e grafici'.J12" chart:label-cell-address="'Media e grafici'.J1:'Media e grafici'.J1" chart:class="chart:line">
            <chart:data-point chart:repeated="11"/>
          </chart:series>
          <chart:series chart:style-name="ch16" chart:values-cell-range-address="'Media e grafici'.K2:'Media e grafici'.K12" chart:label-cell-address="'Media e grafici'.K1:'Media e grafici'.K1" chart:class="chart:line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o 1</text:p>
                <draw:g>
                  <svg:desc>'Media e grafici'.B1:'Media e grafici'.B1</svg:desc>
                </draw:g>
              </table:table-cell>
              <table:table-cell office:value-type="string">
                <text:p>Modo 2</text:p>
                <draw:g>
                  <svg:desc>'Media e grafici'.C1:'Media e grafici'.C1</svg:desc>
                </draw:g>
              </table:table-cell>
              <table:table-cell office:value-type="string">
                <text:p>Modo 3</text:p>
                <draw:g>
                  <svg:desc>'Media e grafici'.D1:'Media e grafici'.D1</svg:desc>
                </draw:g>
              </table:table-cell>
              <table:table-cell office:value-type="string">
                <text:p> Modo 4</text:p>
                <draw:g>
                  <svg:desc>'Media e grafici'.E1:'Media e grafici'.E1</svg:desc>
                </draw:g>
              </table:table-cell>
              <table:table-cell office:value-type="string">
                <text:p>Modo 5</text:p>
                <draw:g>
                  <svg:desc>'Media e grafici'.F1:'Media e grafici'.F1</svg:desc>
                </draw:g>
              </table:table-cell>
              <table:table-cell office:value-type="string">
                <text:p>Modo 6</text:p>
                <draw:g>
                  <svg:desc>'Media e grafici'.G1:'Media e grafici'.G1</svg:desc>
                </draw:g>
              </table:table-cell>
              <table:table-cell office:value-type="string">
                <text:p>Modo 7</text:p>
                <draw:g>
                  <svg:desc>'Media e grafici'.H1:'Media e grafici'.H1</svg:desc>
                </draw:g>
              </table:table-cell>
              <table:table-cell office:value-type="string">
                <text:p>Modo 8</text:p>
                <draw:g>
                  <svg:desc>'Media e grafici'.I1:'Media e grafici'.I1</svg:desc>
                </draw:g>
              </table:table-cell>
              <table:table-cell office:value-type="string">
                <text:p>Modo 9 </text:p>
                <draw:g>
                  <svg:desc>'Media e grafici'.J1:'Media e grafici'.J1</svg:desc>
                </draw:g>
              </table:table-cell>
              <table:table-cell office:value-type="string">
                <text:p>Modo 10</text:p>
                <draw:g>
                  <svg:desc>'Media e grafici'.K1:'Media e grafici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. 1</text:p>
                <draw:g>
                  <svg:desc>'Media e grafici'.A2:'Media e grafici'.A12</svg:desc>
                </draw:g>
              </table:table-cell>
              <table:table-cell office:value-type="float" office:value="-96.47">
                <text:p>-96.47</text:p>
                <draw:g>
                  <svg:desc>'Media e grafici'.B2:'Media e grafici'.B12</svg:desc>
                </draw:g>
              </table:table-cell>
              <table:table-cell office:value-type="float" office:value="-97.0808080808081">
                <text:p>-97.0808080808081</text:p>
                <draw:g>
                  <svg:desc>'Media e grafici'.C2:'Media e grafici'.C12</svg:desc>
                </draw:g>
              </table:table-cell>
              <table:table-cell office:value-type="float" office:value="-95.969696969697">
                <text:p>-95.969696969697</text:p>
                <draw:g>
                  <svg:desc>'Media e grafici'.D2:'Media e grafici'.D12</svg:desc>
                </draw:g>
              </table:table-cell>
              <table:table-cell office:value-type="float" office:value="-96.0707070707071">
                <text:p>-96.0707070707071</text:p>
                <draw:g>
                  <svg:desc>'Media e grafici'.E2:'Media e grafici'.E12</svg:desc>
                </draw:g>
              </table:table-cell>
              <table:table-cell office:value-type="float" office:value="-94.010101010101">
                <text:p>-94.010101010101</text:p>
                <draw:g>
                  <svg:desc>'Media e grafici'.F2:'Media e grafici'.F12</svg:desc>
                </draw:g>
              </table:table-cell>
              <table:table-cell office:value-type="float" office:value="-93.32">
                <text:p>-93.32</text:p>
                <draw:g>
                  <svg:desc>'Media e grafici'.G2:'Media e grafici'.G12</svg:desc>
                </draw:g>
              </table:table-cell>
              <table:table-cell office:value-type="float" office:value="-94.58">
                <text:p>-94.58</text:p>
                <draw:g>
                  <svg:desc>'Media e grafici'.H2:'Media e grafici'.H12</svg:desc>
                </draw:g>
              </table:table-cell>
              <table:table-cell office:value-type="float" office:value="-93.51">
                <text:p>-93.51</text:p>
                <draw:g>
                  <svg:desc>'Media e grafici'.I2:'Media e grafici'.I12</svg:desc>
                </draw:g>
              </table:table-cell>
              <table:table-cell office:value-type="float" office:value="-92.16">
                <text:p>-92.16</text:p>
                <draw:g>
                  <svg:desc>'Media e grafici'.J2:'Media e grafici'.J12</svg:desc>
                </draw:g>
              </table:table-cell>
              <table:table-cell office:value-type="float" office:value="-92.64">
                <text:p>-92.64</text:p>
                <draw:g>
                  <svg:desc>'Media e grafici'.K2:'Media e grafici'.K12</svg:desc>
                </draw:g>
              </table:table-cell>
            </table:table-row>
            <table:table-row>
              <table:table-cell office:value-type="string">
                <text:p>Pos. 2</text:p>
              </table:table-cell>
              <table:table-cell office:value-type="float" office:value="-121.85">
                <text:p>-121.85</text:p>
              </table:table-cell>
              <table:table-cell office:value-type="float" office:value="-123.897959183673">
                <text:p>-123.897959183673</text:p>
              </table:table-cell>
              <table:table-cell office:value-type="float" office:value="-121.40404040404">
                <text:p>-121.40404040404</text:p>
              </table:table-cell>
              <table:table-cell office:value-type="float" office:value="-123.79797979798">
                <text:p>-123.79797979798</text:p>
              </table:table-cell>
              <table:table-cell office:value-type="float" office:value="-122.676767676768">
                <text:p>-122.676767676768</text:p>
              </table:table-cell>
              <table:table-cell office:value-type="float" office:value="-123.131313131313">
                <text:p>-123.131313131313</text:p>
              </table:table-cell>
              <table:table-cell office:value-type="float" office:value="-124.738095238095">
                <text:p>-124.738095238095</text:p>
              </table:table-cell>
              <table:table-cell office:value-type="float" office:value="-122.769230769231">
                <text:p>-122.7692307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s. 3</text:p>
              </table:table-cell>
              <table:table-cell office:value-type="float" office:value="-114.52">
                <text:p>-114.52</text:p>
              </table:table-cell>
              <table:table-cell office:value-type="float" office:value="-117.102040816327">
                <text:p>-117.102040816327</text:p>
              </table:table-cell>
              <table:table-cell office:value-type="float" office:value="-113.292929292929">
                <text:p>-113.292929292929</text:p>
              </table:table-cell>
              <table:table-cell office:value-type="float" office:value="-117.888888888889">
                <text:p>-117.888888888889</text:p>
              </table:table-cell>
              <table:table-cell office:value-type="float" office:value="-118.949494949495">
                <text:p>-118.949494949495</text:p>
              </table:table-cell>
              <table:table-cell office:value-type="float" office:value="-119.94">
                <text:p>-119.94</text:p>
              </table:table-cell>
              <table:table-cell office:value-type="float" office:value="-119.89">
                <text:p>-119.89</text:p>
              </table:table-cell>
              <table:table-cell office:value-type="float" office:value="-120.79">
                <text:p>-120.79</text:p>
              </table:table-cell>
              <table:table-cell office:value-type="float" office:value="-120.044776119403">
                <text:p>-120.044776119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s. 4</text:p>
              </table:table-cell>
              <table:table-cell office:value-type="float" office:value="-100.55">
                <text:p>-100.55</text:p>
              </table:table-cell>
              <table:table-cell office:value-type="float" office:value="-99.3469387755102">
                <text:p>-99.3469387755102</text:p>
              </table:table-cell>
              <table:table-cell office:value-type="float" office:value="-98.2323232323232">
                <text:p>-98.2323232323232</text:p>
              </table:table-cell>
              <table:table-cell office:value-type="float" office:value="-98.1616161616162">
                <text:p>-98.1616161616162</text:p>
              </table:table-cell>
              <table:table-cell office:value-type="float" office:value="-96.959595959596">
                <text:p>-96.959595959596</text:p>
              </table:table-cell>
              <table:table-cell office:value-type="float" office:value="-96.45">
                <text:p>-96.45</text:p>
              </table:table-cell>
              <table:table-cell office:value-type="float" office:value="-96.43">
                <text:p>-96.43</text:p>
              </table:table-cell>
              <table:table-cell office:value-type="float" office:value="-96.04">
                <text:p>-96.04</text:p>
              </table:table-cell>
              <table:table-cell office:value-type="float" office:value="-95.08">
                <text:p>-95.08</text:p>
              </table:table-cell>
              <table:table-cell office:value-type="float" office:value="-95.86">
                <text:p>-95.86</text:p>
              </table:table-cell>
            </table:table-row>
            <table:table-row>
              <table:table-cell office:value-type="string">
                <text:p>Pos. 5</text:p>
              </table:table-cell>
              <table:table-cell office:value-type="float" office:value="-95.64">
                <text:p>-95.64</text:p>
              </table:table-cell>
              <table:table-cell office:value-type="float" office:value="-94.3265306122449">
                <text:p>-94.3265306122449</text:p>
              </table:table-cell>
              <table:table-cell office:value-type="float" office:value="-92.4646464646465">
                <text:p>-92.4646464646465</text:p>
              </table:table-cell>
              <table:table-cell office:value-type="float" office:value="-93.1818181818182">
                <text:p>-93.1818181818182</text:p>
              </table:table-cell>
              <table:table-cell office:value-type="float" office:value="-91.4545454545454">
                <text:p>-91.4545454545454</text:p>
              </table:table-cell>
              <table:table-cell office:value-type="float" office:value="-90.37">
                <text:p>-9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s. 6</text:p>
              </table:table-cell>
              <table:table-cell office:value-type="float" office:value="-109.66">
                <text:p>-109.66</text:p>
              </table:table-cell>
              <table:table-cell office:value-type="float" office:value="-108.030612244898">
                <text:p>-108.030612244898</text:p>
              </table:table-cell>
              <table:table-cell office:value-type="float" office:value="-107.636363636364">
                <text:p>-107.636363636364</text:p>
              </table:table-cell>
              <table:table-cell office:value-type="float" office:value="-107.888888888889">
                <text:p>-107.888888888889</text:p>
              </table:table-cell>
              <table:table-cell office:value-type="float" office:value="-106.121212121212">
                <text:p>-106.121212121212</text:p>
              </table:table-cell>
              <table:table-cell office:value-type="float" office:value="-106.99">
                <text:p>-106.99</text:p>
              </table:table-cell>
              <table:table-cell office:value-type="float" office:value="-105.76">
                <text:p>-105.76</text:p>
              </table:table-cell>
              <table:table-cell office:value-type="float" office:value="-105.09">
                <text:p>-105.09</text:p>
              </table:table-cell>
              <table:table-cell office:value-type="float" office:value="-104.91">
                <text:p>-104.91</text:p>
              </table:table-cell>
              <table:table-cell office:value-type="float" office:value="-105.32">
                <text:p>-105.32</text:p>
              </table:table-cell>
            </table:table-row>
            <table:table-row>
              <table:table-cell office:value-type="string">
                <text:p>Pos. 7</text:p>
              </table:table-cell>
              <table:table-cell office:value-type="float" office:value="-102.23">
                <text:p>-102.23</text:p>
              </table:table-cell>
              <table:table-cell office:value-type="float" office:value="-102.112244897959">
                <text:p>-102.112244897959</text:p>
              </table:table-cell>
              <table:table-cell office:value-type="float" office:value="-99.030303030303">
                <text:p>-99.030303030303</text:p>
              </table:table-cell>
              <table:table-cell office:value-type="float" office:value="-99.2525252525252">
                <text:p>-99.2525252525252</text:p>
              </table:table-cell>
              <table:table-cell office:value-type="float" office:value="-97.5656565656566">
                <text:p>-97.5656565656566</text:p>
              </table:table-cell>
              <table:table-cell office:value-type="float" office:value="-96.46">
                <text:p>-96.46</text:p>
              </table:table-cell>
              <table:table-cell office:value-type="float" office:value="-96.5">
                <text:p>-96.5</text:p>
              </table:table-cell>
              <table:table-cell office:value-type="float" office:value="-97.08">
                <text:p>-97.08</text:p>
              </table:table-cell>
              <table:table-cell office:value-type="float" office:value="-96.69">
                <text:p>-96.69</text:p>
              </table:table-cell>
              <table:table-cell office:value-type="float" office:value="-96.1">
                <text:p>-96.1</text:p>
              </table:table-cell>
            </table:table-row>
            <table:table-row>
              <table:table-cell office:value-type="string">
                <text:p>Pos. 8</text:p>
              </table:table-cell>
              <table:table-cell office:value-type="float" office:value="-119.88">
                <text:p>-119.88</text:p>
              </table:table-cell>
              <table:table-cell office:value-type="float" office:value="-122.969387755102">
                <text:p>-122.969387755102</text:p>
              </table:table-cell>
              <table:table-cell office:value-type="float" office:value="-122.171717171717">
                <text:p>-122.171717171717</text:p>
              </table:table-cell>
              <table:table-cell office:value-type="float" office:value="-122.353535353535">
                <text:p>-122.353535353535</text:p>
              </table:table-cell>
              <table:table-cell office:value-type="float" office:value="-123.535353535354">
                <text:p>-123.535353535354</text:p>
              </table:table-cell>
              <table:table-cell office:value-type="float" office:value="-122.36">
                <text:p>-122.36</text:p>
              </table:table-cell>
              <table:table-cell office:value-type="float" office:value="-123">
                <text:p>-123</text:p>
              </table:table-cell>
              <table:table-cell office:value-type="float" office:value="-121.493670886076">
                <text:p>-121.493670886076</text:p>
              </table:table-cell>
              <table:table-cell office:value-type="float" office:value="-105.428571428571">
                <text:p>-105.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s. 9</text:p>
              </table:table-cell>
              <table:table-cell office:value-type="float" office:value="-114.5">
                <text:p>-114.5</text:p>
              </table:table-cell>
              <table:table-cell office:value-type="float" office:value="-116.704081632653">
                <text:p>-116.704081632653</text:p>
              </table:table-cell>
              <table:table-cell office:value-type="float" office:value="-113.060606060606">
                <text:p>-113.060606060606</text:p>
              </table:table-cell>
              <table:table-cell office:value-type="float" office:value="-115.505050505051">
                <text:p>-115.505050505051</text:p>
              </table:table-cell>
              <table:table-cell office:value-type="float" office:value="-116.383838383838">
                <text:p>-116.383838383838</text:p>
              </table:table-cell>
              <table:table-cell office:value-type="float" office:value="-115.75">
                <text:p>-115.75</text:p>
              </table:table-cell>
              <table:table-cell office:value-type="float" office:value="-116.51">
                <text:p>-116.51</text:p>
              </table:table-cell>
              <table:table-cell office:value-type="float" office:value="-115.89">
                <text:p>-115.89</text:p>
              </table:table-cell>
              <table:table-cell office:value-type="float" office:value="-116.01">
                <text:p>-116.01</text:p>
              </table:table-cell>
              <table:table-cell office:value-type="float" office:value="-116.292929292929">
                <text:p>-116.292929292929</text:p>
              </table:table-cell>
            </table:table-row>
            <table:table-row>
              <table:table-cell office:value-type="string">
                <text:p>Pos. 10</text:p>
              </table:table-cell>
              <table:table-cell office:value-type="float" office:value="-105.48">
                <text:p>-105.48</text:p>
              </table:table-cell>
              <table:table-cell office:value-type="float" office:value="-104.438775510204">
                <text:p>-104.438775510204</text:p>
              </table:table-cell>
              <table:table-cell office:value-type="float" office:value="-103.191919191919">
                <text:p>-103.191919191919</text:p>
              </table:table-cell>
              <table:table-cell office:value-type="float" office:value="-103.69696969697">
                <text:p>-103.69696969697</text:p>
              </table:table-cell>
              <table:table-cell office:value-type="float" office:value="-101.747474747475">
                <text:p>-101.747474747475</text:p>
              </table:table-cell>
              <table:table-cell office:value-type="float" office:value="-101.43">
                <text:p>-101.43</text:p>
              </table:table-cell>
              <table:table-cell office:value-type="float" office:value="-101.96">
                <text:p>-101.96</text:p>
              </table:table-cell>
              <table:table-cell office:value-type="float" office:value="-101.32">
                <text:p>-101.32</text:p>
              </table:table-cell>
              <table:table-cell office:value-type="float" office:value="-100.68">
                <text:p>-100.68</text:p>
              </table:table-cell>
              <table:table-cell office:value-type="float" office:value="-100.75">
                <text:p>-100.75</text:p>
              </table:table-cell>
            </table:table-row>
            <table:table-row>
              <table:table-cell office:value-type="string">
                <text:p>Pos. 11</text:p>
              </table:table-cell>
              <table:table-cell office:value-type="float" office:value="-79.47">
                <text:p>-79.47</text:p>
              </table:table-cell>
              <table:table-cell office:value-type="float" office:value="-78.4489795918367">
                <text:p>-78.4489795918367</text:p>
              </table:table-cell>
              <table:table-cell office:value-type="float" office:value="-76.4040404040404">
                <text:p>-76.4040404040404</text:p>
              </table:table-cell>
              <table:table-cell office:value-type="float" office:value="-78.5151515151515">
                <text:p>-78.5151515151515</text:p>
              </table:table-cell>
              <table:table-cell office:value-type="float" office:value="-75.8181818181818">
                <text:p>-75.8181818181818</text:p>
              </table:table-cell>
              <table:table-cell office:value-type="float" office:value="-74.99">
                <text:p>-74.99</text:p>
              </table:table-cell>
              <table:table-cell office:value-type="float" office:value="-75.32">
                <text:p>-75.32</text:p>
              </table:table-cell>
              <table:table-cell office:value-type="float" office:value="-74.85">
                <text:p>-74.85</text:p>
              </table:table-cell>
              <table:table-cell office:value-type="float" office:value="-74.16">
                <text:p>-74.16</text:p>
              </table:table-cell>
              <table:table-cell office:value-type="float" office:value="-72.1515151515152">
                <text:p>-72.1515151515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